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Regular" style:font-family-generic="roman" style:font-pitch="variable"/>
    <style:font-face style:name="Arial2" svg:font-family="Arial" style:font-family-generic="swiss" style:font-pitch="variable"/>
    <style:font-face style:name="Arial1" svg:font-family="Arial" style:font-adornments="Italic" style:font-family-generic="swiss" style:font-pitch="variable"/>
    <style:font-face style:name="Arial"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ignatureFile" style:family="table">
      <style:table-properties style:width="15.769cm" fo:margin-left="1.016cm" fo:margin-right="0.804cm" table:align="margins" style:may-break-between-rows="false"/>
    </style:style>
    <style:style style:name="SignatureFile.A" style:family="table-column">
      <style:table-column-properties style:column-width="2.566cm" style:rel-column-width="1455*"/>
    </style:style>
    <style:style style:name="SignatureFile.B" style:family="table-column">
      <style:table-column-properties style:column-width="8.996cm" style:rel-column-width="5100*"/>
    </style:style>
    <style:style style:name="SignatureFile.C" style:family="table-column">
      <style:table-column-properties style:column-width="2.09cm" style:rel-column-width="1185*"/>
    </style:style>
    <style:style style:name="SignatureFile.D" style:family="table-column">
      <style:table-column-properties style:column-width="2.117cm" style:rel-column-width="1200*"/>
    </style:style>
    <style:style style:name="SignatureFile.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SignatureFile.B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SignatureFile.D1" style:family="table-cell">
      <style:table-cell-properties fo:background-color="#99ccff" fo:padding="0.097cm" fo:border="0.002cm solid #000000">
        <style:background-image/>
      </style:table-cell-properties>
    </style:style>
    <style:style style:name="SignatureFile.A2" style:family="table-cell">
      <style:table-cell-properties fo:background-color="#00b8ff" fo:padding="0.097cm" fo:border-left="0.002cm solid #000000" fo:border-right="none" fo:border-top="none" fo:border-bottom="0.002cm solid #000000">
        <style:background-image/>
      </style:table-cell-properties>
    </style:style>
    <style:style style:name="SignatureFile.B2" style:family="table-cell">
      <style:table-cell-properties fo:padding="0.097cm" fo:border-left="0.002cm solid #000000" fo:border-right="none" fo:border-top="none" fo:border-bottom="0.002cm solid #000000"/>
    </style:style>
    <style:style style:name="SignatureFile.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italic" fo:font-weight="bold" style:font-style-asian="italic" style:font-weight-asian="bold" style:font-style-complex="italic" style:font-weight-complex="bold"/>
    </style:style>
    <style:style style:name="P2" style:family="paragraph" style:parent-style-name="Table_20_Contents">
      <style:text-properties fo:font-size="9pt" style:font-size-asian="9pt" style:font-size-complex="9pt"/>
    </style:style>
    <style:style style:name="P3" style:family="paragraph" style:parent-style-name="Table_20_Contents">
      <style:paragraph-properties fo:text-align="center" style:justify-single-word="false"/>
      <style:text-properties fo:font-size="9pt" style:font-size-asian="9pt" style:font-size-complex="9pt"/>
    </style:style>
    <style:style style:name="P4" style:family="paragraph" style:parent-style-name="Table_20_Contents">
      <style:text-properties fo:font-size="9pt" fo:font-weight="bold" style:font-size-asian="9pt" style:font-weight-asian="bold" style:font-size-complex="9pt" style:font-weight-complex="bold"/>
    </style:style>
    <style:style style:name="P5" style:family="paragraph" style:parent-style-name="Table_20_Heading">
      <style:text-properties fo:font-size="10pt" style:font-size-asian="10pt" style:font-size-complex="10pt"/>
    </style:style>
    <style:style style:name="P6" style:family="paragraph" style:parent-style-name="Table_20_Heading">
      <style:paragraph-properties fo:text-align="center" style:justify-single-word="false"/>
      <style:text-properties fo:font-size="10pt" style:font-size-asian="10pt" style:font-size-complex="10pt"/>
    </style:style>
    <style:style style:name="P7" style:family="paragraph" style:parent-style-name="Table_20_Heading">
      <style:text-properties fo:font-size="10pt" fo:font-weight="bold" style:font-size-asian="10pt" style:font-weight-asian="bold" style:font-size-complex="10pt" style:font-weight-complex="bold"/>
    </style:style>
    <style:style style:name="P8" style:family="paragraph" style:parent-style-name="Text_20_body" style:list-style-name="L11"/>
    <style:style style:name="P9" style:family="paragraph" style:parent-style-name="Text_20_body" style:master-page-name="Preface">
      <style:paragraph-properties fo:margin-left="0cm" fo:margin-right="0.4cm" fo:margin-top="0cm" fo:margin-bottom="0cm" fo:text-indent="0cm" style:auto-text-indent="false" style:page-number="1" fo:break-before="page"/>
    </style:style>
    <style:style style:name="P10" style:family="paragraph" style:parent-style-name="Text_20_body">
      <style:paragraph-properties fo:margin-left="0cm" fo:margin-right="0.4cm" fo:margin-top="0cm" fo:margin-bottom="0cm" fo:text-indent="0cm" style:auto-text-indent="false"/>
    </style:style>
    <style:style style:name="P11" style:family="paragraph" style:parent-style-name="Text_20_body" style:list-style-name="L8">
      <style:paragraph-properties fo:margin-left="2.501cm" fo:margin-right="0.801cm" fo:text-indent="-0.635cm" style:auto-text-indent="false"/>
    </style:style>
    <style:style style:name="P12" style:family="paragraph" style:parent-style-name="Text_20_body" style:list-style-name="L7">
      <style:paragraph-properties fo:margin-left="2.501cm" fo:margin-right="0.801cm" fo:text-indent="-0.635cm" style:auto-text-indent="false"/>
    </style:style>
    <style:style style:name="P13" style:family="paragraph" style:parent-style-name="Text_20_body" style:list-style-name="L9">
      <style:paragraph-properties fo:margin-left="2.501cm" fo:margin-right="0.801cm" fo:text-indent="-0.635cm" style:auto-text-indent="false"/>
    </style:style>
    <style:style style:name="P14" style:family="paragraph" style:parent-style-name="Text_20_body" style:list-style-name="L10">
      <style:paragraph-properties fo:margin-left="2.501cm" fo:margin-right="0.801cm" fo:text-indent="-0.635cm" style:auto-text-indent="false"/>
    </style:style>
    <style:style style:name="P15" style:family="paragraph" style:parent-style-name="Text_20_body" style:list-style-name="L1">
      <style:paragraph-properties fo:margin-left="2.501cm" fo:margin-right="0.801cm" fo:text-indent="-0.635cm" style:auto-text-indent="false"/>
    </style:style>
    <style:style style:name="P16" style:family="paragraph" style:parent-style-name="Text_20_body" style:list-style-name="L2">
      <style:paragraph-properties fo:margin-left="2.501cm" fo:margin-right="0.801cm" fo:text-indent="-0.635cm" style:auto-text-indent="false"/>
    </style:style>
    <style:style style:name="P17" style:family="paragraph" style:parent-style-name="Text_20_body" style:list-style-name="L3">
      <style:paragraph-properties fo:margin-left="2.501cm" fo:margin-right="0.801cm" fo:text-indent="-0.635cm" style:auto-text-indent="false"/>
    </style:style>
    <style:style style:name="P18" style:family="paragraph" style:parent-style-name="Text_20_body" style:list-style-name="L4">
      <style:paragraph-properties fo:margin-left="2.501cm" fo:margin-right="0.801cm" fo:text-indent="-0.635cm" style:auto-text-indent="false"/>
    </style:style>
    <style:style style:name="P19" style:family="paragraph" style:parent-style-name="Text_20_body" style:list-style-name="L5">
      <style:paragraph-properties fo:margin-left="2.501cm" fo:margin-right="0.801cm" fo:text-indent="-0.635cm" style:auto-text-indent="false"/>
    </style:style>
    <style:style style:name="P20" style:family="paragraph" style:parent-style-name="Text_20_body" style:list-style-name="L6">
      <style:paragraph-properties fo:margin-left="2.501cm" fo:margin-right="0.801cm" fo:text-indent="-0.635cm" style:auto-text-indent="false"/>
    </style:style>
    <style:style style:name="P21" style:family="paragraph" style:parent-style-name="Text_20_body">
      <style:paragraph-properties fo:margin-left="1cm" fo:margin-right="0.053cm" fo:text-align="end" style:justify-single-word="false" fo:text-indent="0cm" style:auto-text-indent="false"/>
      <style:text-properties fo:font-style="italic" style:font-style-asian="italic" style:font-style-complex="italic"/>
    </style:style>
    <style:style style:name="P22" style:family="paragraph" style:parent-style-name="Text_20_body">
      <style:paragraph-properties fo:margin-left="1cm" fo:margin-right="0cm" fo:text-align="end" style:justify-single-word="false" fo:text-indent="0cm" style:auto-text-indent="false"/>
    </style:style>
    <style:style style:name="P23" style:family="paragraph" style:parent-style-name="Text_20_body">
      <style:paragraph-properties fo:margin-left="0cm" fo:margin-right="0cm" fo:text-align="end" style:justify-single-word="false" fo:text-indent="0cm" style:auto-text-indent="false"/>
    </style:style>
    <style:style style:name="P24" style:family="paragraph" style:parent-style-name="Heading_20_1" style:master-page-name="Standard">
      <style:paragraph-properties style:page-number="auto"/>
    </style:style>
    <style:style style:name="P25" style:family="paragraph" style:parent-style-name="Contents_20_1">
      <style:paragraph-properties>
        <style:tab-stops>
          <style:tab-stop style:position="17.59cm" style:type="right" style:leader-style="dotted" style:leader-text="."/>
        </style:tab-stops>
      </style:paragraph-properties>
    </style:style>
    <style:style style:name="P26" style:family="paragraph" style:parent-style-name="Contents_20_2">
      <style:paragraph-properties>
        <style:tab-stops>
          <style:tab-stop style:position="16.589cm" style:type="right" style:leader-style="dotted" style:leader-text="."/>
        </style:tab-stops>
      </style:paragraph-properties>
    </style:style>
    <style:style style:name="P27" style:family="paragraph" style:parent-style-name="Title" style:master-page-name="First_20_Page">
      <style:paragraph-properties style:page-number="auto"/>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2a00ff"/>
    </style:style>
    <style:style style:name="T4" style:family="text">
      <style:text-properties fo:font-style="italic" style:font-style-asian="italic" style:font-style-complex="italic"/>
    </style:style>
    <style:style style:name="T5" style:family="text">
      <style:text-properties fo:color="#0000c0" fo:font-style="italic" style:font-style-asian="italic" style:font-style-complex="italic"/>
    </style:style>
    <style:style style:name="T6" style:family="text">
      <style:text-properties fo:color="#000080"/>
    </style:style>
    <style:style style:name="T7" style:family="text">
      <style:text-properties fo:color="#008000"/>
    </style:style>
    <style:style style:name="T8" style:family="text">
      <style:text-properties fo:color="#800000"/>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Open ModelSphere</text:p>
      <text:p text:style-name="Subtitle">Plug-ins Developer Guide</text:p>
      <text:p text:style-name="P21">For Open ModelSphere version 3.1</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date style:data-style-name="N106" text:date-value="2009-09-18T13:30:06.63">September 2009</text:date></text:p>
      <text:p text:style-name="Text_20_body"/>
      <text:p text:style-name="P9">Copyright (C) 2009 by neosapiens inc.</text:p>
      <text:p text:style-name="P10"/>
      <text:p text:style-name="P10">This file is part of Open ModelSphere.</text:p>
      <text:p text:style-name="P10"/>
      <text:p text:style-name="P10">Open ModelSphere is free software; you can redistribute it and/or modify</text:p>
      <text:p text:style-name="P10">it under the terms of the GNU General Public License as published by</text:p>
      <text:p text:style-name="P10">the Free Software Foundation; either version 3 of the License, or</text:p>
      <text:p text:style-name="P10">(at your option) any later version.</text:p>
      <text:p text:style-name="P10"/>
      <text:p text:style-name="P10">This program is distributed in the hope that it will be useful,</text:p>
      <text:p text:style-name="P10">but WITHOUT ANY WARRANTY; without even the implied warranty of</text:p>
      <text:p text:style-name="P10">MERCHANTABILITY or FITNESS FOR A PARTICULAR PURPOSE. See the</text:p>
      <text:p text:style-name="P10">GNU General Public License for more details.</text:p>
      <text:p text:style-name="P10"/>
      <text:p text:style-name="P10">You should have received a copy of the GNU General Public License</text:p>
      <text:p text:style-name="P10">along with this program; if not, write to the Free Software</text:p>
      <text:p text:style-name="P10">Foundation, Inc., 59 Temple Place, Suite 330, Boston, MA 02111-1307 USA </text:p>
      <text:p text:style-name="P10">or see http://www.gnu.org/licenses/.</text:p>
      <text:p text:style-name="P10"/>
      <text:p text:style-name="P10">You can redistribute and/or modify this particular file even under the</text:p>
      <text:p text:style-name="P10">terms of the GNU Lesser General Public License (LGPL) as published by</text:p>
      <text:p text:style-name="P10">the Free Software Foundation; either version 3 of the License, or</text:p>
      <text:p text:style-name="P10">(at your option) any later version.</text:p>
      <text:p text:style-name="P10"/>
      <text:p text:style-name="P10">You should have received a copy of the GNU Lesser General Public License </text:p>
      <text:p text:style-name="P10">(LGPL) along with this program; if not, write to the Free Software</text:p>
      <text:p text:style-name="P10">Foundation, Inc., 59 Temple Place, Suite 330, Boston, MA 02111-1307 USA </text:p>
      <text:p text:style-name="P10">or see http://www.gnu.org/licenses/.</text:p>
      <text:p text:style-name="P10"/>
      <text:p text:style-name="P10">You can reach neosapiens inc. at: </text:p>
      <text:p text:style-name="P10"/>
      <text:p text:style-name="P10">neosapiens inc.</text:p>
      <text:p text:style-name="P10">1236 Gaudias-Petitclerc</text:p>
      <text:p text:style-name="P10">Québec, Qc, G1Y 3G2</text:p>
      <text:p text:style-name="P10">CANADA</text:p>
      <text:p text:style-name="P10">Telephone: 418-561-8403</text:p>
      <text:p text:style-name="P10">Fax: 418-650-2375</text:p>
      <text:p text:style-name="P10">http://www.neosapiens.co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Introduction<text:tab/>3</text:p>
          <text:p text:style-name="P25">Creating a Plug-in<text:tab/>4</text:p>
          <text:p text:style-name="P26">Requirements<text:tab/>4</text:p>
          <text:p text:style-name="P26">IDE Configuration<text:tab/>4</text:p>
          <text:p text:style-name="P26">Creating a Plug-in Project<text:tab/>4</text:p>
          <text:p text:style-name="P26">Project Structure<text:tab/>4</text:p>
          <text:p text:style-name="P26">Creating the plug-in class<text:tab/>5</text:p>
          <text:p text:style-name="P26">Understanding the Plugin API<text:tab/>6</text:p>
          <text:p text:style-name="P26">Services for Plug-ins<text:tab/>6</text:p>
          <text:p text:style-name="P26">Plug-in Execution<text:tab/>7</text:p>
          <text:p text:style-name="P26">Debug<text:tab/>7</text:p>
          <text:p text:style-name="P25">Deployment<text:tab/>9</text:p>
          <text:p text:style-name="P26">Creating the signature file<text:tab/>9</text:p>
          <text:p text:style-name="P26">Ant build file<text:tab/>10</text:p>
          <text:p text:style-name="P25">Migrating an existing plug-in from 3.0 to 3.1<text:tab/>13</text:p>
          <text:p text:style-name="P25">Document History &amp; Contributors<text:tab/>14</text:p>
        </text:index-body>
      </text:table-of-content>
      <text:p text:style-name="Text_20_body"/>
      <text:p text:style-name="Text_20_body"/>
      <text:p text:style-name="Text_20_body"/>
      <text:h text:style-name="P24" text:outline-level="1">Introduction</text:h>
      <text:p text:style-name="Text_20_body"/>
      <text:p text:style-name="Text_20_body">The purpose of this document is to explain how to create and deploy plug-ins for Open ModelSphere. <text:s/>Specifics APIs of ModelSphere are not covered by this document. <text:s/>Refer to the Open ModelSphere developer's guide for more details on Open ModelSphere.</text:p>
      <text:p text:style-name="Text_20_body">The HelloWord plug-in is used as example throughout this guide. <text:s/>The plug-in files and the Open ModelSphere developer's guide can be downloaded from the Open ModelSphere web sites:</text:p>
      <text:p text:style-name="Text_20_body"><text:a xlink:type="simple" xlink:href="http://www.modelsphere.org/">http://www.modelsphere.org</text:a></text:p>
      <text:p text:style-name="Text_20_body"/>
      <text:p text:style-name="Text_20_body"/>
      <text:p text:style-name="Text_20_body"/>
      <text:h text:style-name="Heading_20_1" text:outline-level="1">Creating a Plug-in</text:h>
      <text:h text:style-name="Heading_20_2" text:outline-level="2">Requirements</text:h>
      <text:p text:style-name="Text_20_body">To create a plug-in for Open ModelSphere, the following are required:</text:p>
      <text:list xml:id="list36129740" text:style-name="L1">
        <text:list-item>
          <text:p text:style-name="P15">IDE (Eclipse, NetBeans,...)</text:p>
        </text:list-item>
        <text:list-item>
          <text:p text:style-name="P15">Compatible JDK version 1.6 or higher.</text:p>
        </text:list-item>
        <text:list-item>
          <text:p text:style-name="P15">Open ModelSphere 3.1 or the Open ModelSphere source projects. </text:p>
        </text:list-item>
      </text:list>
      <text:h text:style-name="Heading_20_2" text:outline-level="2">IDE Configuration</text:h>
      <text:p text:style-name="Text_20_body">The IDE must be configured to use the JDK 1.6. <text:s/>The IDE (or the project) must be configured to generate classes compatible with java 1.6. <text:s text:c="2"/>Most IDE are installed with a compatible JDK 1.6. <text:s/>Refer to the IDE documentation for details on how to specify a different JDK and change the compilation parameters.</text:p>
      <text:h text:style-name="Heading_20_2" text:outline-level="2">Creating a Plug-in Project</text:h>
      <text:p text:style-name="Text_20_body">Creating a project is specific to each IDE. <text:s/>The project for the plug-in must be changed to include the file modelsphere.jar in the build path. <text:s/>Alternatively, the Open ModelSphere projects can be used. <text:s/>This will make the Open ModelSphere API visible to your project.</text:p>
      <text:h text:style-name="Heading_20_2" text:outline-level="2">Project Structure</text:h>
      <text:p text:style-name="Text_20_body">A typical project for a plug-in will be:</text:p>
      <text:list xml:id="list36135885" text:style-name="L2">
        <text:list-item>
          <text:p text:style-name="P16">src folder - contains the source files for the plug-in</text:p>
        </text:list-item>
        <text:list-item>
          <text:p text:style-name="P16">bin folder - contains the binary files for the plug-in</text:p>
        </text:list-item>
        <text:list-item>
          <text:p text:style-name="P16">The project file</text:p>
        </text:list-item>
        <text:list-item>
          <text:p text:style-name="P16">The license files (one for each supported locale). <text:s/>Optional</text:p>
        </text:list-item>
        <text:list-item>
          <text:p text:style-name="P16">The .properties localization files (one for each supported locale). <text:s/>These files contain the resources for the plug-in signature. <text:s/>Optional</text:p>
        </text:list-item>
        <text:list-item>
          <text:p text:style-name="P16">A build.xml file used to compile and create the distribution file.</text:p>
        </text:list-item>
        <text:list-item>
          <text:p text:style-name="P16">The images for the plug-in (one for each supported locale). <text:s/>Optional</text:p>
        </text:list-item>
        <text:list-item>
          <text:p text:style-name="P16">A plugin.xml file (The plug-in signature file)</text:p>
        </text:list-item>
      </text:list>
      <text:p text:style-name="Text_20_body"/>
      <text:p text:style-name="Text_20_body">Each file is described in other sections of this document.</text:p>
      <text:p text:style-name="Text_20_body"><text:soft-page-break/>Note: The structure can vary from an IDE to another.</text:p>
      <text:h text:style-name="Heading_20_2" text:outline-level="2">Creating the plug-in class</text:h>
      <text:p text:style-name="Text_20_body">Plug-ins created for Open ModelSphere must define one class extending the interface org.modelsphere.jack.plugins.Plugin. <text:s/>If your plug-in requires a specific Action or an option panel inside the Options dialog in Open ModelSphere, you should implement the interface org.modelsphere.jack.plugins.Plugin2 instead. </text:p>
      <text:p text:style-name="Text_20_body">Here is the source for the HelloWord plug-in, <text:s/>Each items is described in the following section.</text:p>
      <text:p text:style-name="Text_20_body"/>
      <text:p text:style-name="Source_20_Code">package org.modelsphere.plugins.helloworld;</text:p>
      <text:p text:style-name="Source_20_Code"/>
      <text:p text:style-name="Source_20_Code">import java.awt.event.ActionEvent;</text:p>
      <text:p text:style-name="Source_20_Code"/>
      <text:p text:style-name="Source_20_Code">import javax.swing.JOptionPane;</text:p>
      <text:p text:style-name="Source_20_Code"/>
      <text:p text:style-name="Source_20_Code">import org.modelsphere.jack.baseDb.db.DbProject;</text:p>
      <text:p text:style-name="Source_20_Code">import org.modelsphere.jack.plugins.Plugin2;</text:p>
      <text:p text:style-name="Source_20_Code">import org.modelsphere.jack.plugins.PluginAction;</text:p>
      <text:p text:style-name="Source_20_Code">import org.modelsphere.jack.plugins.PluginSignature;</text:p>
      <text:p text:style-name="Source_20_Code">import org.modelsphere.jack.preference.OptionGroup;</text:p>
      <text:p text:style-name="Source_20_Code">import org.modelsphere.jack.srtool.ApplicationContext;</text:p>
      <text:p text:style-name="Source_20_Code">import org.modelsphere.jack.srtool.DefaultMainFrame;</text:p>
      <text:p text:style-name="Source_20_Code">import org.modelsphere.jack.srtool.MainFrameMenu;</text:p>
      <text:p text:style-name="Source_20_Code"/>
      <text:p text:style-name="Source_20_Code">public class HelloWorld implements Plugin2 {</text:p>
      <text:p text:style-name="Source_20_Code"/>
      <text:p text:style-name="Source_20_Code"><text:tab/>@Override</text:p>
      <text:p text:style-name="Source_20_Code"><text:tab/>public OptionGroup getOptionGroup() {</text:p>
      <text:p text:style-name="Source_20_Code"><text:tab/><text:tab/>return null;</text:p>
      <text:p text:style-name="Source_20_Code"><text:tab/>}</text:p>
      <text:p text:style-name="Source_20_Code"/>
      <text:p text:style-name="Source_20_Code"><text:tab/>@Override</text:p>
      <text:p text:style-name="Source_20_Code"><text:tab/>public PluginAction getPluginAction() {</text:p>
      <text:p text:style-name="Source_20_Code"><text:tab/><text:tab/>return null;</text:p>
      <text:p text:style-name="Source_20_Code"><text:tab/>}</text:p>
      <text:p text:style-name="Source_20_Code"/>
      <text:p text:style-name="Source_20_Code"><text:tab/>@Override</text:p>
      <text:p text:style-name="Source_20_Code"><text:tab/>public void execute(ActionEvent ev) throws Exception {</text:p>
      <text:p text:style-name="Source_20_Code"><text:tab/><text:tab/>JOptionPane.showMessageDialog(ApplicationContext.getDefaultMainFrame(), "Hello World!");</text:p>
      <text:p text:style-name="Source_20_Code"><text:tab/>}</text:p>
      <text:p text:style-name="Source_20_Code"/>
      <text:p text:style-name="Source_20_Code"><text:tab/>@Override</text:p>
      <text:p text:style-name="Source_20_Code"><text:tab/>public PluginSignature getSignature() {</text:p>
      <text:p text:style-name="Source_20_Code"><text:tab/><text:tab/>return null;</text:p>
      <text:p text:style-name="Source_20_Code"><text:tab/>}</text:p>
      <text:p text:style-name="Source_20_Code"/>
      <text:p text:style-name="Source_20_Code"><text:tab/>@Override</text:p>
      <text:p text:style-name="Source_20_Code"><text:tab/>public Class&lt;? extends Object&gt;[] getSupportedClasses() {</text:p>
      <text:p text:style-name="Source_20_Code"><text:tab/><text:tab/>return new Class[] { DbProject.class };</text:p>
      <text:p text:style-name="Source_20_Code"><text:tab/>}</text:p>
      <text:p text:style-name="Source_20_Code"/>
      <text:p text:style-name="Source_20_Code"><text:tab/>@Override</text:p>
      <text:p text:style-name="Source_20_Code"><text:tab/>public String installAction(DefaultMainFrame frame, MainFrameMenu menuManager) {</text:p>
      <text:p text:style-name="Source_20_Code"><text:tab/><text:tab/>return null;</text:p>
      <text:p text:style-name="Source_20_Code"><text:tab/>}</text:p>
      <text:h text:style-name="Heading_20_2" text:outline-level="2"><text:soft-page-break/>Understanding the Plugin API</text:h>
      <text:p text:style-name="Text_20_body">The HelloWord plug-in implements Plugin2. <text:s/>The pluing2 interface adds the methods 'getOptionGroup()' and 'get PluginAction(). <text:s/>HelloWord returns null for both methods. <text:s/>In this case, the Plugin interface could have been used instead of Plugin2. <text:s/>The use of Plugin2 here is to show the complete interface. <text:s/>For plug-in implementing Plugin or for plug-in implementing Plugin2 and returning null for getPluginAction(), Open ModelSphere will create a default action using the plug-ins' name as specified in the signature file.</text:p>
      <text:p text:style-name="Text_20_body">Open ModelSphere will, by default, install the action in the pop up menus according to the supported classes specified by getSupportedClasses(). <text:s/>This array can contains any classes extending DbObject or implementing GraphicalObject. <text:s/>Open ModelSphere will manage the enable and visible states accordingly.</text:p>
      <text:p text:style-name="Text_20_body">Initialization code should be done inside the constructor or in the execute method. <text:s text:c="2"/>The Open ModelSphere API may not be available at the time the plug-in class is loaded. <text:s/>Static initialization code should be avoided.</text:p>
      <text:p text:style-name="Text_20_body">The execute(ActionEvent) method is the method called by Open ModelSphere when the action is invoked from the user interface.</text:p>
      <text:p text:style-name="Text_20_body">The method 'getSignature()' is available for backward compatibility with older plug-ins. <text:s/>It has been deprecated in 3.1 and should return null.</text:p>
      <text:p text:style-name="Text_20_body">If you require a specific javax.swing.Action for your plug-in, you are required to extend PluginAction. <text:s/>This class implements the method actionPerformed() and redirect its execution to the execute() method.</text:p>
      <text:h text:style-name="Heading_20_2" text:outline-level="2">Services for Plug-ins</text:h>
      <text:p text:style-name="Text_20_body">Even if the entire Open ModelSphere API is available for developers, some services are available to make common operations more accessible. <text:s/>They are provided by the utility class PluginServices.</text:p>
      <text:p text:style-name="Text_20_body">In most cases, the plug-in will need the objects for which the execution must apply. <text:s/>These objects can be obtained by using the following methods on PluginServices:</text:p>
      <text:list xml:id="list36144005" text:style-name="L3">
        <text:list-item>
          <text:p text:style-name="P17">getActiveDiagram(): <text:s/>This method returns the current active diagram.</text:p>
        </text:list-item>
        <text:list-item>
          <text:p text:style-name="P17">getCurrentDb(): <text:s/>A Db instance manages the transactions for a project. <text:s/>It is required in order to perform any read or write operation on a persistent object (any objects extending DbObject). This method returns the current Db instance to use according to the current focus.</text:p>
        </text:list-item>
        <text:list-item>
          <text:p text:style-name="P17">getCurrentProject(): <text:s/>Return the active project.</text:p>
        </text:list-item>
        <text:list-item>
          <text:p text:style-name="P17">getSelectedObjects(): <text:s/>Return the current objects selected in the application. <text:s/>These can include DbObject and GraphicalObject.</text:p>
        </text:list-item>
        <text:list-item>
          <text:p text:style-name="P17">getSelectedSemanticalObjects(): <text:s/>This method is similar to getSelectedObjects() but instead of returning a GraphicalObject, it will instead return the semantical object it represents (if any).</text:p>
        </text:list-item>
      </text:list>
      <text:p text:style-name="Text_20_body">Other methods are available on the FocusManager. <text:s/>The FocusManager can be obtained by using the method 'getFocusManager()' on PluginServices.</text:p>
      <text:p text:style-name="Text_20_body">The 'PluginServices' class also contains utility methods to manage transactions on DbObject:</text:p>
      <text:list xml:id="list36124077" text:style-name="L4">
        <text:list-item>
          <text:p text:style-name="P18"><text:soft-page-break/>multiDbBeginTrans(): <text:s/>This methods will open a transaction on all the Db instances affected by the current focus. <text:s/>The first parameter specifies if the transaction should be a read or write transaction (Db.READ_TRANS, Db.WRITE_TRANS). <text:s/>Note that read operations (getXX) can be done inside a write transaction but the opposite is not allowed. <text:s/>The second parameter is a user friendly name for the operation. <text:s/>It is required for write transactions and will appear in the undo-redo UI items.</text:p>
        </text:list-item>
        <text:list-item>
          <text:p text:style-name="P18">multiDbCommitTrans(): <text:s/>This method commits any transactions opened by multiDbBeginTrans(). <text:s/>All transactions are required to be closed.</text:p>
        </text:list-item>
      </text:list>
      <text:p text:style-name="Text_20_body">Other methods are available:</text:p>
      <text:list xml:id="list36131336" text:style-name="L5">
        <text:list-item>
          <text:p text:style-name="P19">getDefaultMainFrame(): <text:s/>This method return the root JFrame for Open ModelSphere. <text:s/>This frame can be used as parent for dialogs.</text:p>
        </text:list-item>
        <text:list-item>
          <text:p text:style-name="P19">getPropertiesSet(): <text:s/>This method return the PropertiesSet available for plug-ins. <text:s/>The PropertiesSet can be used to store or retrieve preferences. </text:p>
        </text:list-item>
        <text:list-item>
          <text:p text:style-name="P19">handleException(): <text:s/>This method can be used to handle an exception. <text:s/>It ensures that any opened transactions are closed. <text:s/>This will also log the exception and display an appropriate message to the user <text:s/>if needed. <text:s/>Note that the execute() method on the Plugin API throws a generic Exception and the call to execute is performed within a try-catch block inside Open ModelSphere. <text:s/>This try-catch block handles the exception correctly. <text:s/>This method is thus only provided for specific cases.</text:p>
        </text:list-item>
      </text:list>
      <text:h text:style-name="Heading_20_2" text:outline-level="2">Plug-in Execution</text:h>
      <text:p text:style-name="Text_20_body">The typical operations performed during the execution of a plug-in are:</text:p>
      <text:list xml:id="list36139120" text:style-name="L6">
        <text:list-item>
          <text:p text:style-name="P20">Identify the objects to manipulate.</text:p>
        </text:list-item>
        <text:list-item>
          <text:p text:style-name="P20">Open a transaction</text:p>
        </text:list-item>
        <text:list-item>
          <text:p text:style-name="P20">Perform the changes</text:p>
        </text:list-item>
        <text:list-item>
          <text:p text:style-name="P20">Close the transaction</text:p>
        </text:list-item>
      </text:list>
      <text:p text:style-name="Text_20_body">Here is an example of code we could put inside the execute() method for HelloWorld instead of displaying the Hello World message in a dialog. <text:s/>This code changes the active project's name to 'New Name'.</text:p>
      <text:p text:style-name="Source_20_Code">DbProject project = PluginServices.<text:span text:style-name="T4">getCurrentProject</text:span>();</text:p>
      <text:p text:style-name="Source_20_Code"><text:span text:style-name="T1">PluginServices.</text:span><text:span text:style-name="T2">multiDbBeginTrans</text:span><text:span text:style-name="T1">(Db.</text:span><text:span text:style-name="T5">WRITE_TRANS</text:span><text:span text:style-name="T1">, </text:span><text:span text:style-name="T3">"Name Change"</text:span><text:span text:style-name="T1">);</text:span></text:p>
      <text:p text:style-name="Source_20_Code"><text:span text:style-name="T1">project.setName(</text:span><text:span text:style-name="T3">"New Name"</text:span><text:span text:style-name="T1">);</text:span></text:p>
      <text:p text:style-name="Source_20_Code">PluginServices.<text:span text:style-name="T4">multiDbCommitTrans</text:span>();</text:p>
      <text:p text:style-name="Text_20_body"/>
      <text:p text:style-name="P1">Warning: <text:s/>When using modal dialog, a new Event Dispatch Thread is spawned during a call to setVisible(true). <text:s/>It is important to close any opened transactions before showing a modal dialog to avoid blocking access to the Db instances.</text:p>
      <text:h text:style-name="Heading_20_2" text:outline-level="2">Debug</text:h>
      <text:p text:style-name="Text_20_body">In order to debug and trace your plug-in execution inside Open ModelSphere, your debug configuration should be set to the main class of Open ModelSphere. <text:s/>This can be done by doing the following:</text:p>
      <text:list xml:id="list36132604" text:style-name="L7">
        <text:list-item>
          <text:p text:style-name="P12"><text:soft-page-break/>Configuring the project or the Debug configuration (depending on the IDE) to use the class 'org.modelsphere.sms.Application' as the main class.</text:p>
        </text:list-item>
        <text:list-item>
          <text:p text:style-name="P12">Specify the argument -pluginpath="{PROJECT_HOME}\bin" in the area program arguments. Replace {PROJECT_HOME} with the root directory for your project.</text:p>
        </text:list-item>
        <text:list-item>
          <text:p text:style-name="P12">You may need to increase the JVM heap size by specifying the VM <text:s/>parameters: -Xmx64m -Xss16m</text:p>
        </text:list-item>
        <text:list-item>
          <text:p text:style-name="P12">If you are using modelsphere.jar and do not have the source code projects for Open ModelSphere, add all the .jar files installed with Open ModelSphere to your project's build path. (note that some are included in the sub directory 'lib', they must also be included).</text:p>
        </text:list-item>
        <text:list-item>
          <text:p text:style-name="P12">Set the working directory to the Open ModelSphere sms project. <text:s/>If you do not have these source projects, specify the directory where Open ModelSphere is located. <text:s/></text:p>
        </text:list-item>
        <text:list-item>
          <text:p text:style-name="P12">Remove the file 'plugins.xml' from the Open ModelSphere directory. <text:s/>If you are using the source projects, this file should be located in the sms project directory. <text:s/>This file is present only after the application has been executed for the first time. <text:s/>It prevents a complete rescan for plug-ins and in our case, we need Open ModelSphere to perform a scan to activate our plug-in. Note: <text:s/>This file should be removed again after completing your work on the plug-in in order to re-enable the other plug-ins.</text:p>
        </text:list-item>
      </text:list>
      <text:p text:style-name="Text_20_body">Note that by using this approach, Open ModelSphere will load the plug-in but is not aware of the signature file. <text:s/>This will lead to the class name being displayed as text for the menu items and other informations contained in the signature won't be displayed in the Plugin Manager. <text:s/>The plug-in can still be executed.</text:p>
      <text:h text:style-name="Heading_20_1" text:outline-level="1">Deployment</text:h>
      <text:p text:style-name="Text_20_body"/>
      <text:p text:style-name="Text_20_body">This section explains how to bundle the plug-in so it can be deployed in Open ModelSphere. <text:s/></text:p>
      <text:p text:style-name="Text_20_body">As of version 3.1, plug-ins can (and should) be bundled in a zip archive file. <text:s text:c="2"/>It allows Open ModelSphere to manage the installation, update and removal of the plug-ins. <text:s text:c="2"/>The internal structure of the files inside the zip archive depends of the need for the plug-in but 2 conditions are required:</text:p>
      <text:list xml:id="list36129149" text:style-name="L8">
        <text:list-item>
          <text:p text:style-name="P11">The zip file is expected to contain a jar file containing the code for the plug-in.</text:p>
        </text:list-item>
        <text:list-item>
          <text:p text:style-name="P11">The zip file must contains a file named plugin.xml. <text:s/>This file is the signature for the plug-in and specify all the information required by Open ModelSphere.</text:p>
        </text:list-item>
      </text:list>
      <text:p text:style-name="Text_20_body">Although this file can be created manually, a script is provided in the section 'Ant build file' to automate the compilation, the creation of the jar file and the creation of the zip file.</text:p>
      <text:h text:style-name="Heading_20_2" text:outline-level="2">Creating the signature file</text:h>
      <text:p text:style-name="Text_20_body">As of version 3.1, signatures are specified in an XML file. <text:s/>The XML file contains all the information needed by Open ModelSphere. <text:s/></text:p>
      <text:p text:style-name="Text_20_body">Here is an example of a plugin.xml file for the HelloWorld plug-in:</text:p>
      <text:p text:style-name="Text_20_body"/>
      <text:p text:style-name="Source_20_Code">&lt;?xml version="1.0" encoding="UTF-8"?&gt;</text:p>
      <text:p text:style-name="Source_20_Code">&lt;plugin className = "org.modelsphere.plugins.helloworld.HelloWorld"&gt;</text:p>
      <text:p text:style-name="Source_20_Code"><text:tab/>&lt;jar&gt;lib/plugin.jar&lt;/jar&gt;</text:p>
      <text:p text:style-name="Source_20_Code"><text:tab/>&lt;type&gt;org.modelsphere.jack.plugins.Plugin2&lt;/type&gt;</text:p>
      <text:p text:style-name="Source_20_Code"><text:tab/>&lt;requiredBuild&gt;907&lt;/requiredBuild&gt;</text:p>
      <text:p text:style-name="Source_20_Code"><text:tab/>&lt;name&gt;Hello World!&lt;/name&gt;</text:p>
      <text:p text:style-name="Source_20_Code"><text:tab/>&lt;resourceBundle&gt;locale.properties&lt;/resourceBundle&gt;</text:p>
      <text:p text:style-name="Source_20_Code"><text:tab/>&lt;author&gt;Open ModelSphere&lt;/author&gt;</text:p>
      <text:p text:style-name="Source_20_Code"><text:tab/>&lt;authorURL&gt;http://www.modelsphere.org&lt;/authorURL&gt;</text:p>
      <text:p text:style-name="Source_20_Code"><text:tab/>&lt;authorEmail&gt;open-modelsphere@grandite.com&lt;/authorEmail&gt;</text:p>
      <text:p text:style-name="Source_20_Code"><text:tab/>&lt;date&gt;11-June-2009&lt;/date&gt;</text:p>
      <text:p text:style-name="Source_20_Code"><text:tab/>&lt;version&gt;3.1.0&lt;/version&gt;</text:p>
      <text:p text:style-name="Source_20_Code"><text:tab/>&lt;description&gt;${description}&lt;/description&gt;</text:p>
      <text:p text:style-name="Source_20_Code"><text:tab/>&lt;image&gt;${image}&lt;/image&gt;</text:p>
      <text:p text:style-name="Source_20_Code"><text:tab/>&lt;license&gt;${license}&lt;/license&gt;</text:p>
      <text:p text:style-name="Source_20_Code">&lt;/plugin&gt;</text:p>
      <text:p text:style-name="Text_20_body"/>
      <text:p text:style-name="Text_20_body">Some values can be localized. <text:s/>To localize a value, specify the key to use inside the properties file using the format ${KEY}. <text:s/>In the previous example, the description, image and license values are localized.</text:p>
      <text:p text:style-name="Text_20_body">Not all elements are mandatory. <text:s/>The following table gives a description for each element and specify if it is required or not. <text:s/>It also indicates if the value can be localized. </text:p>
      <text:p text:style-name="Text_20_body"/>
      <table:table table:name="SignatureFile" table:style-name="SignatureFile">
        <table:table-column table:style-name="SignatureFile.A"/>
        <table:table-column table:style-name="SignatureFile.B"/>
        <table:table-column table:style-name="SignatureFile.C"/>
        <table:table-column table:style-name="SignatureFile.D"/>
        <table:table-header-rows>
          <text:soft-page-break/>
          <table:table-row>
            <table:table-cell table:style-name="SignatureFile.A1" office:value-type="string">
              <text:p text:style-name="P7">Element</text:p>
            </table:table-cell>
            <table:table-cell table:style-name="SignatureFile.B1" office:value-type="string">
              <text:p text:style-name="P5">Description</text:p>
            </table:table-cell>
            <table:table-cell table:style-name="SignatureFile.B1" office:value-type="string">
              <text:p text:style-name="P6">Mandatory</text:p>
            </table:table-cell>
            <table:table-cell table:style-name="SignatureFile.D1" office:value-type="string">
              <text:p text:style-name="P6">Localized</text:p>
            </table:table-cell>
          </table:table-row>
        </table:table-header-rows>
        <table:table-row>
          <table:table-cell table:style-name="SignatureFile.A2" office:value-type="string">
            <text:p text:style-name="P4">className</text:p>
          </table:table-cell>
          <table:table-cell table:style-name="SignatureFile.B2" office:value-type="string">
            <text:p text:style-name="P2">Specify the fully qualified name for the class implementing Plugin</text:p>
          </table:table-cell>
          <table:table-cell table:style-name="SignatureFile.B2" office:value-type="string">
            <text:p text:style-name="P3">Yes</text:p>
          </table:table-cell>
          <table:table-cell table:style-name="SignatureFile.D2" office:value-type="string">
            <text:p text:style-name="P3">No</text:p>
          </table:table-cell>
        </table:table-row>
        <table:table-row>
          <table:table-cell table:style-name="SignatureFile.A2" office:value-type="string">
            <text:p text:style-name="P4">jar</text:p>
          </table:table-cell>
          <table:table-cell table:style-name="SignatureFile.B2" office:value-type="string">
            <text:p text:style-name="P2">Specify the relative path for the jar file containing the Plugin</text:p>
          </table:table-cell>
          <table:table-cell table:style-name="SignatureFile.B2" office:value-type="string">
            <text:p text:style-name="P3">Yes</text:p>
          </table:table-cell>
          <table:table-cell table:style-name="SignatureFile.D2" office:value-type="string">
            <text:p text:style-name="P3">No</text:p>
          </table:table-cell>
        </table:table-row>
        <table:table-row>
          <table:table-cell table:style-name="SignatureFile.A2" office:value-type="string">
            <text:p text:style-name="P4">requiredBuild</text:p>
          </table:table-cell>
          <table:table-cell table:style-name="SignatureFile.B2" office:value-type="string">
            <text:p text:style-name="P2">Specify the Open ModelSphere minimum build ID required to use the plug-in.</text:p>
          </table:table-cell>
          <table:table-cell table:style-name="SignatureFile.B2" office:value-type="string">
            <text:p text:style-name="P3">Yes</text:p>
          </table:table-cell>
          <table:table-cell table:style-name="SignatureFile.D2" office:value-type="string">
            <text:p text:style-name="P3">No</text:p>
          </table:table-cell>
        </table:table-row>
        <table:table-row>
          <table:table-cell table:style-name="SignatureFile.A2" office:value-type="string">
            <text:p text:style-name="P4">name</text:p>
          </table:table-cell>
          <table:table-cell table:style-name="SignatureFile.B2" office:value-type="string">
            <text:p text:style-name="P2">Specify the name for plug-in.</text:p>
          </table:table-cell>
          <table:table-cell table:style-name="SignatureFile.B2" office:value-type="string">
            <text:p text:style-name="P3">Yes</text:p>
          </table:table-cell>
          <table:table-cell table:style-name="SignatureFile.D2" office:value-type="string">
            <text:p text:style-name="P3">Yes</text:p>
          </table:table-cell>
        </table:table-row>
        <table:table-row>
          <table:table-cell table:style-name="SignatureFile.A2" office:value-type="string">
            <text:p text:style-name="P4">resourceBundle</text:p>
          </table:table-cell>
          <table:table-cell table:style-name="SignatureFile.B2" office:value-type="string">
            <text:p text:style-name="P2">Specify the name of the resource bundle containing the localized strings. <text:s/>Refer to the java documentation for file naming for specific locale. <text:s/>http://java.sun.com/developer/technicalArticles/J2SE/locale/</text:p>
          </table:table-cell>
          <table:table-cell table:style-name="SignatureFile.B2" office:value-type="string">
            <text:p text:style-name="P3">No</text:p>
          </table:table-cell>
          <table:table-cell table:style-name="SignatureFile.D2" office:value-type="string">
            <text:p text:style-name="P3">No</text:p>
          </table:table-cell>
        </table:table-row>
        <table:table-row>
          <table:table-cell table:style-name="SignatureFile.A2" office:value-type="string">
            <text:p text:style-name="P4">author</text:p>
          </table:table-cell>
          <table:table-cell table:style-name="SignatureFile.B2" office:value-type="string">
            <text:p text:style-name="P2">Specify the name of the author.</text:p>
          </table:table-cell>
          <table:table-cell table:style-name="SignatureFile.B2" office:value-type="string">
            <text:p text:style-name="P3">Yes</text:p>
          </table:table-cell>
          <table:table-cell table:style-name="SignatureFile.D2" office:value-type="string">
            <text:p text:style-name="P3">Yes</text:p>
          </table:table-cell>
        </table:table-row>
        <table:table-row>
          <table:table-cell table:style-name="SignatureFile.A2" office:value-type="string">
            <text:p text:style-name="P4">authorURL</text:p>
          </table:table-cell>
          <table:table-cell table:style-name="SignatureFile.B2" office:value-type="string">
            <text:p text:style-name="P2">Specify the author URL</text:p>
          </table:table-cell>
          <table:table-cell table:style-name="SignatureFile.B2" office:value-type="string">
            <text:p text:style-name="P3">No</text:p>
          </table:table-cell>
          <table:table-cell table:style-name="SignatureFile.D2" office:value-type="string">
            <text:p text:style-name="P3">Yes</text:p>
          </table:table-cell>
        </table:table-row>
        <table:table-row>
          <table:table-cell table:style-name="SignatureFile.A2" office:value-type="string">
            <text:p text:style-name="P4">authorEmail</text:p>
          </table:table-cell>
          <table:table-cell table:style-name="SignatureFile.B2" office:value-type="string">
            <text:p text:style-name="P2">Specify a valid Email to contact the author.</text:p>
          </table:table-cell>
          <table:table-cell table:style-name="SignatureFile.B2" office:value-type="string">
            <text:p text:style-name="P3">No</text:p>
          </table:table-cell>
          <table:table-cell table:style-name="SignatureFile.D2" office:value-type="string">
            <text:p text:style-name="P3">Yes</text:p>
          </table:table-cell>
        </table:table-row>
        <table:table-row>
          <table:table-cell table:style-name="SignatureFile.A2" office:value-type="string">
            <text:p text:style-name="P4">date</text:p>
          </table:table-cell>
          <table:table-cell table:style-name="SignatureFile.B2" office:value-type="string">
            <text:p text:style-name="P2">Specify the release date for the version of the plug-in</text:p>
          </table:table-cell>
          <table:table-cell table:style-name="SignatureFile.B2" office:value-type="string">
            <text:p text:style-name="P3">No</text:p>
          </table:table-cell>
          <table:table-cell table:style-name="SignatureFile.D2" office:value-type="string">
            <text:p text:style-name="P3">Yes</text:p>
          </table:table-cell>
        </table:table-row>
        <table:table-row>
          <table:table-cell table:style-name="SignatureFile.A2" office:value-type="string">
            <text:p text:style-name="P4">version</text:p>
          </table:table-cell>
          <table:table-cell table:style-name="SignatureFile.B2" office:value-type="string">
            <text:p text:style-name="P2">Specify the plug-in' version</text:p>
          </table:table-cell>
          <table:table-cell table:style-name="SignatureFile.B2" office:value-type="string">
            <text:p text:style-name="P3">Yes</text:p>
          </table:table-cell>
          <table:table-cell table:style-name="SignatureFile.D2" office:value-type="string">
            <text:p text:style-name="P3">Yes</text:p>
          </table:table-cell>
        </table:table-row>
        <table:table-row>
          <table:table-cell table:style-name="SignatureFile.A2" office:value-type="string">
            <text:p text:style-name="P4">description</text:p>
          </table:table-cell>
          <table:table-cell table:style-name="SignatureFile.B2" office:value-type="string">
            <text:p text:style-name="P2">Specify a short description for the plug-in</text:p>
          </table:table-cell>
          <table:table-cell table:style-name="SignatureFile.B2" office:value-type="string">
            <text:p text:style-name="P3">No</text:p>
          </table:table-cell>
          <table:table-cell table:style-name="SignatureFile.D2" office:value-type="string">
            <text:p text:style-name="P3">Yes</text:p>
          </table:table-cell>
        </table:table-row>
        <table:table-row>
          <table:table-cell table:style-name="SignatureFile.A2" office:value-type="string">
            <text:p text:style-name="P4">image</text:p>
          </table:table-cell>
          <table:table-cell table:style-name="SignatureFile.B2" office:value-type="string">
            <text:p text:style-name="P2">Specify a relative path to an image. <text:s/>The recommended size is 32x32. <text:s/>Any format supported by java. <text:s/>This image is used by the Plug-in Manager.</text:p>
          </table:table-cell>
          <table:table-cell table:style-name="SignatureFile.B2" office:value-type="string">
            <text:p text:style-name="P3">No</text:p>
          </table:table-cell>
          <table:table-cell table:style-name="SignatureFile.D2" office:value-type="string">
            <text:p text:style-name="P3">Yes</text:p>
          </table:table-cell>
        </table:table-row>
        <table:table-row>
          <table:table-cell table:style-name="SignatureFile.A2" office:value-type="string">
            <text:p text:style-name="P4">license</text:p>
          </table:table-cell>
          <table:table-cell table:style-name="SignatureFile.B2" office:value-type="string">
            <text:p text:style-name="P2">Specify a relative path to the license file.</text:p>
          </table:table-cell>
          <table:table-cell table:style-name="SignatureFile.B2" office:value-type="string">
            <text:p text:style-name="P3">No</text:p>
          </table:table-cell>
          <table:table-cell table:style-name="SignatureFile.D2" office:value-type="string">
            <text:p text:style-name="P3">Yes</text:p>
          </table:table-cell>
        </table:table-row>
      </table:table>
      <text:p text:style-name="Text_20_body"/>
      <text:p text:style-name="Text_20_body"/>
      <text:h text:style-name="Heading_20_2" text:outline-level="2">Ant build file</text:h>
      <text:p text:style-name="Text_20_body">The Hello World example uses an Ant file to compile the plug-in classes, create the jar file and create the deployment zip file. <text:s/>The XML signature file entries have been replaced with keys which are replaced by the Ant script. <text:s/>All the values can thus be changed within the Ant file by changing the specified values for the properties. <text:s/>Both the plugin.xml file and build.xml files can be used as a starting point for building your own plug-in with only some few modifications for these values.</text:p>
      <text:p text:style-name="Text_20_body">The following sources can be used. <text:s/>Both files should be located in the root directory for your project. <text:s/>The source files for the plug-in are expected to be located in a directory 'src' in your project's root directory. <text:s/>All other files are located in the root directory. </text:p>
      <text:list xml:id="list36142408" text:style-name="L9">
        <text:list-item>
          <text:p text:style-name="P13">The plugin.xml file source</text:p>
        </text:list-item>
      </text:list>
      <text:p text:style-name="Source_20_Code">&lt;?xml version="1.0" encoding="UTF-8"?&gt;</text:p>
      <text:p text:style-name="Source_20_Code">&lt;plugin className = "@@@CLASSNAME@@@"&gt;</text:p>
      <text:p text:style-name="Source_20_Code"><text:tab/>&lt;jar&gt;lib/plugin.jar&lt;/jar&gt;</text:p>
      <text:p text:style-name="Source_20_Code"><text:tab/>&lt;type&gt;@@@TYPE@@@&lt;/type&gt;</text:p>
      <text:p text:style-name="Source_20_Code"><text:tab/>&lt;requiredBuild&gt;@@@REQUIREDBUILD@@@&lt;/requiredBuild&gt;</text:p>
      <text:p text:style-name="Source_20_Code"><text:tab/>&lt;name&gt;@@@NAME@@@&lt;/name&gt;</text:p>
      <text:p text:style-name="Source_20_Code"><text:tab/>&lt;resourceBundle&gt;locale&lt;/resourceBundle&gt;</text:p>
      <text:p text:style-name="Source_20_Code"><text:tab/>&lt;author&gt;@@@AUTHOR@@@&lt;/author&gt;</text:p>
      <text:p text:style-name="Source_20_Code"><text:tab/>&lt;authorURL&gt;@@@URL@@@&lt;/authorURL&gt;</text:p>
      <text:p text:style-name="Source_20_Code"><text:tab/>&lt;authorEmail&gt;@@@EMAIL@@@&lt;/authorEmail&gt;</text:p>
      <text:p text:style-name="Source_20_Code"><text:tab/>&lt;date&gt;@@@DATE@@@&lt;/date&gt;</text:p>
      <text:p text:style-name="Source_20_Code"><text:tab/>&lt;version&gt;@@@VERSION@@@&lt;/version&gt;</text:p>
      <text:p text:style-name="Source_20_Code"><text:tab/>&lt;description&gt;@@@DESCRIPTION@@@&lt;/description&gt;</text:p>
      <text:p text:style-name="Source_20_Code"><text:tab/>&lt;image&gt;${image}&lt;/image&gt;</text:p>
      <text:p text:style-name="Source_20_Code"><text:tab/>&lt;license&gt;${license}&lt;/license&gt;</text:p>
      <text:p text:style-name="Source_20_Code">&lt;/plugin&gt;</text:p>
      <text:p text:style-name="Text_20_body"/>
      <text:list xml:id="list36112152" text:style-name="L10">
        <text:list-item>
          <text:p text:style-name="P14"><text:soft-page-break/>The build.xml file source. <text:s/>This file can be used by modifying the properties defined such as projectID, name, version, author, ...</text:p>
        </text:list-item>
      </text:list>
      <text:p text:style-name="Text_20_body"/>
      <text:p text:style-name="Source_20_Code"><text:span text:style-name="T6">&lt;project</text:span><text:span text:style-name="T1"> </text:span><text:span text:style-name="T6">name=</text:span><text:span text:style-name="T7">"Build Modelsphere Plugin"</text:span><text:span text:style-name="T1"> </text:span><text:span text:style-name="T6">default=</text:span><text:span text:style-name="T7">"clean"</text:span><text:span text:style-name="T1"> </text:span><text:span text:style-name="T6">basedir=</text:span><text:span text:style-name="T7">"."</text:span><text:span text:style-name="T6">&gt;</text:span></text:p>
      <text:p text:style-name="Source_20_Code"><text:span text:style-name="T1"><text:tab/></text:span><text:span text:style-name="T8">&lt;!-- set global properties for this build --&gt;</text:span></text:p>
      <text:p text:style-name="Source_20_Code"/>
      <text:p text:style-name="Source_20_Code"><text:span text:style-name="T1"><text:tab/></text:span><text:span text:style-name="T8">&lt;!-- projectID is used to generate the name for the distribution file--&gt;</text:span></text:p>
      <text:p text:style-name="Source_20_Code"><text:span text:style-name="T1"><text:tab/></text:span><text:span text:style-name="T6">&lt;property</text:span><text:span text:style-name="T1"> </text:span><text:span text:style-name="T6">name=</text:span><text:span text:style-name="T7">"projectID"</text:span><text:span text:style-name="T1"> </text:span><text:span text:style-name="T6">value=</text:span><text:span text:style-name="T7">"org_modelsphere_plugins_helloworld"</text:span><text:span text:style-name="T1"> </text:span><text:span text:style-name="T6">/&gt;</text:span></text:p>
      <text:p text:style-name="Source_20_Code"/>
      <text:p text:style-name="Source_20_Code"><text:span text:style-name="T1"><text:tab/></text:span><text:span text:style-name="T8">&lt;!-- Plugin properties --&gt;</text:span></text:p>
      <text:p text:style-name="Source_20_Code"><text:span text:style-name="T1"><text:tab/></text:span><text:span text:style-name="T6">&lt;property</text:span><text:span text:style-name="T1"> </text:span><text:span text:style-name="T6">name=</text:span><text:span text:style-name="T7">"className"</text:span><text:span text:style-name="T1"> </text:span></text:p>
      <text:p text:style-name="Source_20_Code"><text:span text:style-name="T1"><text:tab/><text:tab/></text:span><text:span text:style-name="T6">value=</text:span><text:span text:style-name="T7">"org.modelsphere.plugins.helloworld.HelloWorld"</text:span><text:span text:style-name="T1"> </text:span><text:span text:style-name="T6">/&gt;</text:span></text:p>
      <text:p text:style-name="Source_20_Code"><text:span text:style-name="T1"><text:tab/></text:span><text:span text:style-name="T6">&lt;property</text:span><text:span text:style-name="T1"> </text:span><text:span text:style-name="T6">name=</text:span><text:span text:style-name="T7">"type"</text:span><text:span text:style-name="T1"> </text:span><text:span text:style-name="T6">value=</text:span><text:span text:style-name="T7">"org.modelsphere.jack.plugins.Plugin2"</text:span><text:span text:style-name="T1"> </text:span><text:span text:style-name="T6">/&gt;</text:span></text:p>
      <text:p text:style-name="Source_20_Code"><text:span text:style-name="T1"><text:tab/></text:span><text:span text:style-name="T6">&lt;property</text:span><text:span text:style-name="T1"> </text:span><text:span text:style-name="T6">name=</text:span><text:span text:style-name="T7">"requiredBuild"</text:span><text:span text:style-name="T1"> </text:span><text:span text:style-name="T6">value=</text:span><text:span text:style-name="T7">"907"</text:span><text:span text:style-name="T1"> </text:span><text:span text:style-name="T6">/&gt;</text:span></text:p>
      <text:p text:style-name="Source_20_Code"><text:span text:style-name="T1"><text:tab/></text:span><text:span text:style-name="T6">&lt;property</text:span><text:span text:style-name="T1"> </text:span><text:span text:style-name="T6">name=</text:span><text:span text:style-name="T7">"name"</text:span><text:span text:style-name="T1"> </text:span><text:span text:style-name="T6">value=</text:span><text:span text:style-name="T7">"Hello World!"</text:span><text:span text:style-name="T1"> </text:span><text:span text:style-name="T6">/&gt;</text:span></text:p>
      <text:p text:style-name="Source_20_Code"><text:span text:style-name="T1"><text:tab/></text:span><text:span text:style-name="T6">&lt;property</text:span><text:span text:style-name="T1"> </text:span><text:span text:style-name="T6">name=</text:span><text:span text:style-name="T7">"version"</text:span><text:span text:style-name="T1"> </text:span><text:span text:style-name="T6">value=</text:span><text:span text:style-name="T7">"3.1.0"</text:span><text:span text:style-name="T1"> </text:span><text:span text:style-name="T6">/&gt;</text:span></text:p>
      <text:p text:style-name="Source_20_Code"><text:span text:style-name="T1"><text:tab/></text:span><text:span text:style-name="T6">&lt;property</text:span><text:span text:style-name="T1"> </text:span><text:span text:style-name="T6">name=</text:span><text:span text:style-name="T7">"author"</text:span><text:span text:style-name="T1"> </text:span><text:span text:style-name="T6">value=</text:span><text:span text:style-name="T7">"neosapiens inc."</text:span><text:span text:style-name="T1"> </text:span><text:span text:style-name="T6">/&gt;</text:span></text:p>
      <text:p text:style-name="Source_20_Code"><text:span text:style-name="T1"><text:tab/></text:span><text:span text:style-name="T6">&lt;property</text:span><text:span text:style-name="T1"> </text:span><text:span text:style-name="T6">name=</text:span><text:span text:style-name="T7">"url"</text:span><text:span text:style-name="T1"> </text:span><text:span text:style-name="T6">value=</text:span><text:span text:style-name="T7">"http://www.neosapiens.com"</text:span><text:span text:style-name="T1"> </text:span><text:span text:style-name="T6">/&gt;</text:span></text:p>
      <text:p text:style-name="Source_20_Code"><text:span text:style-name="T1"><text:tab/></text:span><text:span text:style-name="T6">&lt;property</text:span><text:span text:style-name="T1"> </text:span><text:span text:style-name="T6">name=</text:span><text:span text:style-name="T7">"email"</text:span><text:span text:style-name="T1"> </text:span><text:span text:style-name="T6">value=</text:span><text:span text:style-name="T7">""</text:span><text:span text:style-name="T1"> </text:span><text:span text:style-name="T6">/&gt;</text:span></text:p>
      <text:p text:style-name="Source_20_Code"><text:span text:style-name="T1"><text:tab/></text:span><text:span text:style-name="T8">&lt;!-- Plugin localized description --&gt;</text:span></text:p>
      <text:p text:style-name="Source_20_Code"><text:span text:style-name="T1"><text:tab/></text:span><text:span text:style-name="T6">&lt;property</text:span><text:span text:style-name="T1"> </text:span><text:span text:style-name="T6">name=</text:span><text:span text:style-name="T7">"description"</text:span><text:span text:style-name="T1"> </text:span><text:span text:style-name="T6">value=</text:span><text:span text:style-name="T7">"${description}"</text:span><text:span text:style-name="T1"> </text:span><text:span text:style-name="T6">/&gt;</text:span></text:p>
      <text:p text:style-name="Source_20_Code"/>
      <text:p text:style-name="Source_20_Code"><text:span text:style-name="T1"><text:tab/></text:span><text:span text:style-name="T8">&lt;!-- Compilation properties --&gt;</text:span></text:p>
      <text:p text:style-name="Source_20_Code"><text:span text:style-name="T1"><text:tab/></text:span><text:span text:style-name="T6">&lt;property</text:span><text:span text:style-name="T1"> </text:span><text:span text:style-name="T6">name=</text:span><text:span text:style-name="T7">"src"</text:span><text:span text:style-name="T1"> </text:span><text:span text:style-name="T6">location=</text:span><text:span text:style-name="T7">"src"</text:span><text:span text:style-name="T1"> </text:span><text:span text:style-name="T6">/&gt;</text:span></text:p>
      <text:p text:style-name="Source_20_Code"><text:span text:style-name="T1"><text:tab/></text:span><text:span text:style-name="T6">&lt;property</text:span><text:span text:style-name="T1"> </text:span><text:span text:style-name="T6">name=</text:span><text:span text:style-name="T7">"build"</text:span><text:span text:style-name="T1"> </text:span><text:span text:style-name="T6">location=</text:span><text:span text:style-name="T7">"build"</text:span><text:span text:style-name="T1"> </text:span><text:span text:style-name="T6">/&gt;</text:span></text:p>
      <text:p text:style-name="Source_20_Code"><text:span text:style-name="T1"><text:tab/></text:span><text:span text:style-name="T6">&lt;property</text:span><text:span text:style-name="T1"> </text:span><text:span text:style-name="T6">name=</text:span><text:span text:style-name="T7">"dist"</text:span><text:span text:style-name="T1"> </text:span><text:span text:style-name="T6">location=</text:span><text:span text:style-name="T7">"dist"</text:span><text:span text:style-name="T1"> </text:span><text:span text:style-name="T6">/&gt;</text:span></text:p>
      <text:p text:style-name="Source_20_Code"/>
      <text:p text:style-name="Source_20_Code"><text:span text:style-name="T1"><text:tab/></text:span><text:span text:style-name="T6">&lt;target</text:span><text:span text:style-name="T1"> </text:span><text:span text:style-name="T6">name=</text:span><text:span text:style-name="T7">"init"</text:span><text:span text:style-name="T6">&gt;</text:span></text:p>
      <text:p text:style-name="Source_20_Code"><text:span text:style-name="T1"><text:tab/><text:tab/></text:span><text:span text:style-name="T8">&lt;!-- Create the time stamps --&gt;</text:span></text:p>
      <text:p text:style-name="Source_20_Code"><text:span text:style-name="T1"><text:tab/><text:tab/></text:span><text:span text:style-name="T6">&lt;tstamp&gt;</text:span></text:p>
      <text:p text:style-name="Source_20_Code"><text:span text:style-name="T1"><text:tab/><text:tab/><text:tab/></text:span><text:span text:style-name="T6">&lt;format</text:span><text:span text:style-name="T1"> </text:span><text:span text:style-name="T6">property=</text:span><text:span text:style-name="T7">"pluginTstamp"</text:span><text:span text:style-name="T1"> </text:span><text:span text:style-name="T6">pattern=</text:span><text:span text:style-name="T7">"d-MMMM-yyyy"</text:span><text:span text:style-name="T1"> </text:span><text:span text:style-name="T6">/&gt;</text:span></text:p>
      <text:p text:style-name="Source_20_Code"><text:span text:style-name="T1"><text:tab/><text:tab/><text:tab/></text:span><text:span text:style-name="T6">&lt;format</text:span><text:span text:style-name="T1"> </text:span><text:span text:style-name="T6">property=</text:span><text:span text:style-name="T7">"zipTstamp"</text:span><text:span text:style-name="T1"> </text:span><text:span text:style-name="T6">pattern=</text:span><text:span text:style-name="T7">"yyyyMMdd"</text:span><text:span text:style-name="T1"> </text:span><text:span text:style-name="T6">/&gt;</text:span></text:p>
      <text:p text:style-name="Source_20_Code"><text:span text:style-name="T1"><text:tab/><text:tab/></text:span><text:span text:style-name="T6">&lt;/tstamp&gt;</text:span></text:p>
      <text:p text:style-name="Source_20_Code"><text:span text:style-name="T1"><text:tab/><text:tab/></text:span><text:span text:style-name="T8">&lt;!-- Create the build directory structure used by compile --&gt;</text:span></text:p>
      <text:p text:style-name="Source_20_Code"><text:span text:style-name="T1"><text:tab/><text:tab/></text:span><text:span text:style-name="T6">&lt;mkdir</text:span><text:span text:style-name="T1"> </text:span><text:span text:style-name="T6">dir=</text:span><text:span text:style-name="T7">"${build}"</text:span><text:span text:style-name="T1"> </text:span><text:span text:style-name="T6">/&gt;</text:span></text:p>
      <text:p text:style-name="Source_20_Code"><text:span text:style-name="T1"><text:tab/><text:tab/></text:span><text:span text:style-name="T8">&lt;!-- Create the temporary distribution directory --&gt;</text:span></text:p>
      <text:p text:style-name="Source_20_Code"><text:span text:style-name="T1"><text:tab/><text:tab/></text:span><text:span text:style-name="T6">&lt;mkdir</text:span><text:span text:style-name="T1"> </text:span><text:span text:style-name="T6">dir=</text:span><text:span text:style-name="T7">"${dist}/temp"</text:span><text:span text:style-name="T1"> </text:span><text:span text:style-name="T6">/&gt;</text:span></text:p>
      <text:p text:style-name="Source_20_Code"><text:span text:style-name="T1"><text:tab/></text:span><text:span text:style-name="T6">&lt;/target&gt;</text:span></text:p>
      <text:p text:style-name="Source_20_Code"/>
      <text:p text:style-name="Source_20_Code"><text:span text:style-name="T1"><text:tab/></text:span><text:span text:style-name="T6">&lt;target</text:span><text:span text:style-name="T1"> </text:span><text:span text:style-name="T6">name=</text:span><text:span text:style-name="T7">"compile"</text:span><text:span text:style-name="T1"> </text:span><text:span text:style-name="T6">depends=</text:span><text:span text:style-name="T7">"init"</text:span><text:span text:style-name="T1"> </text:span></text:p>
      <text:p text:style-name="Source_20_Code"><text:span text:style-name="T1"><text:tab/><text:tab/></text:span><text:span text:style-name="T6">description=</text:span><text:span text:style-name="T7">"compile the source "</text:span><text:span text:style-name="T6">&gt;</text:span></text:p>
      <text:p text:style-name="Source_20_Code"><text:span text:style-name="T1"><text:tab/><text:tab/></text:span><text:span text:style-name="T8">&lt;!-- Compile the java code from ${src} into ${build}. <text:s/>Use the commented </text:span></text:p>
      <text:p text:style-name="Source_20_Code"><text:tab/><text:tab/><text:tab/>line instead for using the modelsphere distribution jar--&gt;</text:p>
      <text:p text:style-name="Source_20_Code"><text:span text:style-name="T1"><text:tab/><text:tab/></text:span><text:span text:style-name="T8">&lt;!-- javac srcdir="${src}" destdir="${build}" </text:span></text:p>
      <text:p text:style-name="Source_20_Code"><text:tab/><text:tab/><text:tab/>classpath="lib/modelsphere.jar" / --&gt;</text:p>
      <text:p text:style-name="Source_20_Code"><text:span text:style-name="T1"><text:tab/><text:tab/></text:span><text:span text:style-name="T6">&lt;javac</text:span><text:span text:style-name="T1"> </text:span><text:span text:style-name="T6">srcdir=</text:span><text:span text:style-name="T7">"${src}"</text:span><text:span text:style-name="T1"> </text:span><text:span text:style-name="T6">destdir=</text:span><text:span text:style-name="T7">"${build}"</text:span><text:span text:style-name="T1"> </text:span></text:p>
      <text:p text:style-name="Source_20_Code"><text:span text:style-name="T1"><text:tab/><text:tab/><text:tab/></text:span><text:span text:style-name="T6">classpath=</text:span><text:span text:style-name="T7">"../org.modelsphere.jack/bin;../org.modelsphere.sms/bin"</text:span><text:span text:style-name="T1"> </text:span><text:span text:style-name="T6">/&gt;</text:span></text:p>
      <text:p text:style-name="Source_20_Code"><text:span text:style-name="T1"><text:tab/><text:tab/></text:span><text:span text:style-name="T6">&lt;copy</text:span><text:span text:style-name="T1"> </text:span><text:span text:style-name="T6">todir=</text:span><text:span text:style-name="T7">"${build}"</text:span><text:span text:style-name="T6">&gt;</text:span></text:p>
      <text:p text:style-name="Source_20_Code"><text:span text:style-name="T1"><text:tab/><text:tab/><text:tab/></text:span><text:span text:style-name="T6">&lt;fileset</text:span><text:span text:style-name="T1"> </text:span><text:span text:style-name="T6">dir=</text:span><text:span text:style-name="T7">"${src}"</text:span><text:span text:style-name="T6">&gt;</text:span></text:p>
      <text:p text:style-name="Source_20_Code"><text:span text:style-name="T1"><text:tab/><text:tab/><text:tab/><text:tab/></text:span><text:span text:style-name="T6">&lt;include</text:span><text:span text:style-name="T1"> </text:span><text:span text:style-name="T6">name=</text:span><text:span text:style-name="T7">"**/*.properties"</text:span><text:span text:style-name="T1"> </text:span><text:span text:style-name="T6">/&gt;</text:span></text:p>
      <text:p text:style-name="Source_20_Code"><text:span text:style-name="T1"><text:tab/><text:tab/><text:tab/><text:tab/></text:span><text:span text:style-name="T6">&lt;include</text:span><text:span text:style-name="T1"> </text:span><text:span text:style-name="T6">name=</text:span><text:span text:style-name="T7">"**/*.jpg"</text:span><text:span text:style-name="T1"> </text:span><text:span text:style-name="T6">/&gt;</text:span></text:p>
      <text:p text:style-name="Source_20_Code"><text:span text:style-name="T1"><text:tab/><text:tab/><text:tab/><text:tab/></text:span><text:span text:style-name="T6">&lt;include</text:span><text:span text:style-name="T1"> </text:span><text:span text:style-name="T6">name=</text:span><text:span text:style-name="T7">"**/*.jpeg"</text:span><text:span text:style-name="T1"> </text:span><text:span text:style-name="T6">/&gt;</text:span></text:p>
      <text:p text:style-name="Source_20_Code"><text:span text:style-name="T1"><text:tab/><text:tab/><text:tab/><text:tab/></text:span><text:span text:style-name="T6">&lt;include</text:span><text:span text:style-name="T1"> </text:span><text:span text:style-name="T6">name=</text:span><text:span text:style-name="T7">"**/*.gif"</text:span><text:span text:style-name="T1"> </text:span><text:span text:style-name="T6">/&gt;</text:span></text:p>
      <text:p text:style-name="Source_20_Code"><text:span text:style-name="T1"><text:tab/><text:tab/><text:tab/><text:tab/></text:span><text:span text:style-name="T6">&lt;include</text:span><text:span text:style-name="T1"> </text:span><text:span text:style-name="T6">name=</text:span><text:span text:style-name="T7">"**/*.png"</text:span><text:span text:style-name="T1"> </text:span><text:span text:style-name="T6">/&gt;</text:span></text:p>
      <text:p text:style-name="Source_20_Code"><text:span text:style-name="T1"><text:tab/><text:tab/><text:tab/></text:span><text:span text:style-name="T6">&lt;/fileset&gt;</text:span></text:p>
      <text:p text:style-name="Source_20_Code"><text:span text:style-name="T1"><text:tab/><text:tab/></text:span><text:span text:style-name="T6">&lt;/copy&gt;</text:span></text:p>
      <text:p text:style-name="Source_20_Code"><text:span text:style-name="T1"><text:tab/></text:span><text:span text:style-name="T6">&lt;/target&gt;</text:span></text:p>
      <text:p text:style-name="Source_20_Code"/>
      <text:p text:style-name="Source_20_Code"><text:span text:style-name="T1"><text:tab/></text:span><text:span text:style-name="T6">&lt;target</text:span><text:span text:style-name="T1"> </text:span><text:span text:style-name="T6">name=</text:span><text:span text:style-name="T7">"dist"</text:span><text:span text:style-name="T1"> </text:span><text:span text:style-name="T6">depends=</text:span><text:span text:style-name="T7">"compile"</text:span><text:span text:style-name="T1"> </text:span></text:p>
      <text:p text:style-name="Source_20_Code"><text:span text:style-name="T1"><text:tab/><text:tab/></text:span><text:span text:style-name="T6">description=</text:span><text:span text:style-name="T7">"generate the distribution"</text:span><text:span text:style-name="T6">&gt;</text:span></text:p>
      <text:p text:style-name="Source_20_Code"><text:span text:style-name="T1"><text:tab/><text:tab/></text:span><text:span text:style-name="T8">&lt;!-- Create the distribution directory --&gt;</text:span></text:p>
      <text:p text:style-name="Source_20_Code"><text:span text:style-name="T1"><text:tab/><text:tab/></text:span><text:span text:style-name="T6">&lt;mkdir</text:span><text:span text:style-name="T1"> </text:span><text:span text:style-name="T6">dir=</text:span><text:span text:style-name="T7">"${dist}/temp/lib"</text:span><text:span text:style-name="T1"> </text:span><text:span text:style-name="T6">/&gt;</text:span></text:p>
      <text:p text:style-name="Source_20_Code"/>
      <text:p text:style-name="Source_20_Code"><text:span text:style-name="T1"><text:tab/><text:tab/></text:span><text:span text:style-name="T8">&lt;!-- Put everything in ${build} into the plugin.jar file --&gt;</text:span></text:p>
      <text:p text:style-name="Source_20_Code"><text:span text:style-name="T1"><text:tab/><text:tab/></text:span><text:span text:style-name="T6">&lt;jar</text:span><text:span text:style-name="T1"> </text:span><text:span text:style-name="T6">jarfile=</text:span><text:span text:style-name="T7">"${dist}/temp/lib/plugin.jar"</text:span><text:span text:style-name="T1"> </text:span><text:span text:style-name="T6">basedir=</text:span><text:span text:style-name="T7">"${build}"</text:span><text:span text:style-name="T1"> </text:span><text:span text:style-name="T6">/&gt;</text:span></text:p>
      <text:p text:style-name="Source_20_Code"><text:span text:style-name="T1"><text:tab/></text:span><text:span text:style-name="T6">&lt;/target&gt;</text:span></text:p>
      <text:p text:style-name="Source_20_Code"/>
      <text:p text:style-name="Source_20_Code"><text:span text:style-name="T1"><text:tab/></text:span><text:span text:style-name="T6">&lt;target</text:span><text:span text:style-name="T1"> </text:span><text:span text:style-name="T6">name=</text:span><text:span text:style-name="T7">"includeresources"</text:span><text:span text:style-name="T1"> </text:span><text:span text:style-name="T6">depends=</text:span><text:span text:style-name="T7">"dist"</text:span><text:span text:style-name="T1"> </text:span></text:p>
      <text:p text:style-name="Source_20_Code"><text:span text:style-name="T1"><text:tab/><text:tab/><text:tab/></text:span><text:span text:style-name="T6">description=</text:span><text:span text:style-name="T7">"include other resources"</text:span><text:span text:style-name="T6">&gt;</text:span></text:p>
      <text:p text:style-name="Source_20_Code"><text:soft-page-break/><text:span text:style-name="T1"><text:tab/><text:tab/></text:span><text:span text:style-name="T6">&lt;copy</text:span><text:span text:style-name="T1"> </text:span><text:span text:style-name="T6">file=</text:span><text:span text:style-name="T7">"plugin.png"</text:span><text:span text:style-name="T1"> </text:span><text:span text:style-name="T6">todir=</text:span><text:span text:style-name="T7">"${dist}/temp"</text:span><text:span text:style-name="T1"> </text:span><text:span text:style-name="T6">/&gt;</text:span></text:p>
      <text:p text:style-name="Source_20_Code"><text:span text:style-name="T1"><text:tab/><text:tab/></text:span><text:span text:style-name="T6">&lt;copy</text:span><text:span text:style-name="T1"> </text:span><text:span text:style-name="T6">file=</text:span><text:span text:style-name="T7">"plugin.xml"</text:span><text:span text:style-name="T1"> </text:span><text:span text:style-name="T6">todir=</text:span><text:span text:style-name="T7">"${dist}/temp"</text:span><text:span text:style-name="T1"> </text:span><text:span text:style-name="T6">/&gt;</text:span></text:p>
      <text:p text:style-name="Source_20_Code"><text:span text:style-name="T1"><text:tab/><text:tab/></text:span><text:span text:style-name="T6">&lt;copy</text:span><text:span text:style-name="T1"> </text:span><text:span text:style-name="T6">todir=</text:span><text:span text:style-name="T7">"${dist}/temp"</text:span><text:span text:style-name="T6">&gt;</text:span></text:p>
      <text:p text:style-name="Source_20_Code"><text:span text:style-name="T1"><text:tab/><text:tab/><text:tab/></text:span><text:span text:style-name="T6">&lt;fileset</text:span><text:span text:style-name="T1"> </text:span><text:span text:style-name="T6">dir=</text:span><text:span text:style-name="T7">"."</text:span><text:span text:style-name="T6">&gt;</text:span></text:p>
      <text:p text:style-name="Source_20_Code"><text:span text:style-name="T1"><text:tab/><text:tab/><text:tab/><text:tab/></text:span><text:span text:style-name="T6">&lt;include</text:span><text:span text:style-name="T1"> </text:span><text:span text:style-name="T6">name=</text:span><text:span text:style-name="T7">"license*.html"</text:span><text:span text:style-name="T1"> </text:span><text:span text:style-name="T6">/&gt;</text:span></text:p>
      <text:p text:style-name="Source_20_Code"><text:span text:style-name="T1"><text:tab/><text:tab/><text:tab/></text:span><text:span text:style-name="T6">&lt;/fileset&gt;</text:span></text:p>
      <text:p text:style-name="Source_20_Code"><text:span text:style-name="T1"><text:tab/><text:tab/></text:span><text:span text:style-name="T6">&lt;/copy&gt;</text:span></text:p>
      <text:p text:style-name="Source_20_Code"><text:span text:style-name="T1"><text:tab/><text:tab/></text:span><text:span text:style-name="T6">&lt;copy</text:span><text:span text:style-name="T1"> </text:span><text:span text:style-name="T6">todir=</text:span><text:span text:style-name="T7">"${dist}/temp"</text:span><text:span text:style-name="T6">&gt;</text:span></text:p>
      <text:p text:style-name="Source_20_Code"><text:span text:style-name="T1"><text:tab/><text:tab/><text:tab/></text:span><text:span text:style-name="T6">&lt;fileset</text:span><text:span text:style-name="T1"> </text:span><text:span text:style-name="T6">dir=</text:span><text:span text:style-name="T7">"."</text:span><text:span text:style-name="T6">&gt;</text:span></text:p>
      <text:p text:style-name="Source_20_Code"><text:span text:style-name="T1"><text:tab/><text:tab/><text:tab/><text:tab/></text:span><text:span text:style-name="T6">&lt;include</text:span><text:span text:style-name="T1"> </text:span><text:span text:style-name="T6">name=</text:span><text:span text:style-name="T7">"locale*.properties"</text:span><text:span text:style-name="T1"> </text:span><text:span text:style-name="T6">/&gt;</text:span></text:p>
      <text:p text:style-name="Source_20_Code"><text:span text:style-name="T1"><text:tab/><text:tab/><text:tab/></text:span><text:span text:style-name="T6">&lt;/fileset&gt;</text:span></text:p>
      <text:p text:style-name="Source_20_Code"><text:span text:style-name="T1"><text:tab/><text:tab/></text:span><text:span text:style-name="T6">&lt;/copy&gt;</text:span></text:p>
      <text:p text:style-name="Source_20_Code"><text:span text:style-name="T1"><text:tab/><text:tab/></text:span><text:span text:style-name="T6">&lt;replace</text:span><text:span text:style-name="T1"> </text:span><text:span text:style-name="T6">file=</text:span><text:span text:style-name="T7">"${dist}/temp/plugin.xml"</text:span><text:span text:style-name="T1"> </text:span></text:p>
      <text:p text:style-name="Source_20_Code"><text:span text:style-name="T1"><text:tab/><text:tab/><text:tab/></text:span><text:span text:style-name="T6">token=</text:span><text:span text:style-name="T7">"@@@CLASSNAME@@@"</text:span><text:span text:style-name="T1"> </text:span><text:span text:style-name="T6">value=</text:span><text:span text:style-name="T7">"${className}"</text:span><text:span text:style-name="T1"> </text:span><text:span text:style-name="T6">/&gt;</text:span></text:p>
      <text:p text:style-name="Source_20_Code"><text:span text:style-name="T1"><text:tab/><text:tab/></text:span><text:span text:style-name="T6">&lt;replace</text:span><text:span text:style-name="T1"> </text:span><text:span text:style-name="T6">file=</text:span><text:span text:style-name="T7">"${dist}/temp/plugin.xml"</text:span><text:span text:style-name="T1"> </text:span></text:p>
      <text:p text:style-name="Source_20_Code"><text:span text:style-name="T1"><text:tab/><text:tab/><text:tab/></text:span><text:span text:style-name="T6">token=</text:span><text:span text:style-name="T7">"@@@TYPE@@@"</text:span><text:span text:style-name="T1"> </text:span><text:span text:style-name="T6">value=</text:span><text:span text:style-name="T7">"${type}"</text:span><text:span text:style-name="T1"> </text:span><text:span text:style-name="T6">/&gt;</text:span></text:p>
      <text:p text:style-name="Source_20_Code"><text:span text:style-name="T1"><text:tab/><text:tab/></text:span><text:span text:style-name="T6">&lt;replace</text:span><text:span text:style-name="T1"> </text:span><text:span text:style-name="T6">file=</text:span><text:span text:style-name="T7">"${dist}/temp/plugin.xml"</text:span><text:span text:style-name="T1"> </text:span></text:p>
      <text:p text:style-name="Source_20_Code"><text:span text:style-name="T1"><text:tab/><text:tab/><text:tab/></text:span><text:span text:style-name="T6">token=</text:span><text:span text:style-name="T7">"@@@REQUIREDBUILD@@@"</text:span><text:span text:style-name="T1"> </text:span><text:span text:style-name="T6">value=</text:span><text:span text:style-name="T7">"${requiredBuild}"</text:span><text:span text:style-name="T1"> </text:span><text:span text:style-name="T6">/&gt;</text:span></text:p>
      <text:p text:style-name="Source_20_Code"><text:span text:style-name="T1"><text:tab/><text:tab/></text:span><text:span text:style-name="T6">&lt;replace</text:span><text:span text:style-name="T1"> </text:span><text:span text:style-name="T6">file=</text:span><text:span text:style-name="T7">"${dist}/temp/plugin.xml"</text:span><text:span text:style-name="T1"> </text:span></text:p>
      <text:p text:style-name="Source_20_Code"><text:span text:style-name="T1"><text:tab/><text:tab/><text:tab/></text:span><text:span text:style-name="T6">token=</text:span><text:span text:style-name="T7">"@@@NAME@@@"</text:span><text:span text:style-name="T1"> </text:span><text:span text:style-name="T6">value=</text:span><text:span text:style-name="T7">"${name}"</text:span><text:span text:style-name="T1"> </text:span><text:span text:style-name="T6">/&gt;</text:span></text:p>
      <text:p text:style-name="Source_20_Code"><text:span text:style-name="T1"><text:tab/><text:tab/></text:span><text:span text:style-name="T6">&lt;replace</text:span><text:span text:style-name="T1"> </text:span><text:span text:style-name="T6">file=</text:span><text:span text:style-name="T7">"${dist}/temp/plugin.xml"</text:span><text:span text:style-name="T1"> </text:span></text:p>
      <text:p text:style-name="Source_20_Code"><text:span text:style-name="T1"><text:tab/><text:tab/><text:tab/></text:span><text:span text:style-name="T6">token=</text:span><text:span text:style-name="T7">"@@@VERSION@@@"</text:span><text:span text:style-name="T1"> </text:span><text:span text:style-name="T6">value=</text:span><text:span text:style-name="T7">"${version}"</text:span><text:span text:style-name="T1"> </text:span><text:span text:style-name="T6">/&gt;</text:span></text:p>
      <text:p text:style-name="Source_20_Code"><text:span text:style-name="T1"><text:tab/><text:tab/></text:span><text:span text:style-name="T6">&lt;replace</text:span><text:span text:style-name="T1"> </text:span><text:span text:style-name="T6">file=</text:span><text:span text:style-name="T7">"${dist}/temp/plugin.xml"</text:span><text:span text:style-name="T1"> </text:span></text:p>
      <text:p text:style-name="Source_20_Code"><text:span text:style-name="T1"><text:tab/><text:tab/><text:tab/></text:span><text:span text:style-name="T6">token=</text:span><text:span text:style-name="T7">"@@@AUTHOR@@@"</text:span><text:span text:style-name="T1"> </text:span><text:span text:style-name="T6">value=</text:span><text:span text:style-name="T7">"${author}"</text:span><text:span text:style-name="T1"> </text:span><text:span text:style-name="T6">/&gt;</text:span></text:p>
      <text:p text:style-name="Source_20_Code"><text:span text:style-name="T1"><text:tab/><text:tab/></text:span><text:span text:style-name="T6">&lt;replace</text:span><text:span text:style-name="T1"> </text:span><text:span text:style-name="T6">file=</text:span><text:span text:style-name="T7">"${dist}/temp/plugin.xml"</text:span><text:span text:style-name="T1"> </text:span></text:p>
      <text:p text:style-name="Source_20_Code"><text:span text:style-name="T1"><text:tab/><text:tab/><text:tab/><text:tab/></text:span><text:span text:style-name="T6">token=</text:span><text:span text:style-name="T7">"@@@URL@@@"</text:span><text:span text:style-name="T1"> </text:span><text:span text:style-name="T6">value=</text:span><text:span text:style-name="T7">"${url}"</text:span><text:span text:style-name="T1"> </text:span><text:span text:style-name="T6">/&gt;</text:span></text:p>
      <text:p text:style-name="Source_20_Code"><text:span text:style-name="T1"><text:tab/><text:tab/></text:span><text:span text:style-name="T6">&lt;replace</text:span><text:span text:style-name="T1"> </text:span><text:span text:style-name="T6">file=</text:span><text:span text:style-name="T7">"${dist}/temp/plugin.xml"</text:span><text:span text:style-name="T1"> </text:span></text:p>
      <text:p text:style-name="Source_20_Code"><text:span text:style-name="T1"><text:tab/><text:tab/><text:tab/></text:span><text:span text:style-name="T6">token=</text:span><text:span text:style-name="T7">"@@@EMAIL@@@"</text:span><text:span text:style-name="T1"> </text:span><text:span text:style-name="T6">value=</text:span><text:span text:style-name="T7">"${email}"</text:span><text:span text:style-name="T1"> </text:span><text:span text:style-name="T6">/&gt;</text:span></text:p>
      <text:p text:style-name="Source_20_Code"><text:span text:style-name="T1"><text:tab/><text:tab/></text:span><text:span text:style-name="T6">&lt;replace</text:span><text:span text:style-name="T1"> </text:span><text:span text:style-name="T6">file=</text:span><text:span text:style-name="T7">"${dist}/temp/plugin.xml"</text:span><text:span text:style-name="T1"> </text:span></text:p>
      <text:p text:style-name="Source_20_Code"><text:span text:style-name="T1"><text:tab/><text:tab/><text:tab/></text:span><text:span text:style-name="T6">token=</text:span><text:span text:style-name="T7">"@@@DATE@@@"</text:span><text:span text:style-name="T1"> </text:span><text:span text:style-name="T6">value=</text:span><text:span text:style-name="T7">"${pluginTstamp}"</text:span><text:span text:style-name="T1"> </text:span><text:span text:style-name="T6">/&gt;</text:span></text:p>
      <text:p text:style-name="Source_20_Code"><text:span text:style-name="T1"><text:tab/><text:tab/></text:span><text:span text:style-name="T6">&lt;replace</text:span><text:span text:style-name="T1"> </text:span><text:span text:style-name="T6">file=</text:span><text:span text:style-name="T7">"${dist}/temp/plugin.xml"</text:span><text:span text:style-name="T1"> </text:span></text:p>
      <text:p text:style-name="Source_20_Code"><text:span text:style-name="T1"><text:tab/><text:tab/><text:tab/><text:tab/></text:span><text:span text:style-name="T6">token=</text:span><text:span text:style-name="T7">"@@@DESCRIPTION@@@"</text:span><text:span text:style-name="T1"> </text:span><text:span text:style-name="T6">value=</text:span><text:span text:style-name="T7">"${description}"</text:span><text:span text:style-name="T1"> </text:span><text:span text:style-name="T6">/&gt;</text:span></text:p>
      <text:p text:style-name="Source_20_Code"><text:span text:style-name="T1"><text:tab/></text:span><text:span text:style-name="T6">&lt;/target&gt;</text:span></text:p>
      <text:p text:style-name="Source_20_Code"/>
      <text:p text:style-name="Source_20_Code"><text:span text:style-name="T1"><text:tab/></text:span><text:span text:style-name="T6">&lt;target</text:span><text:span text:style-name="T1"> </text:span><text:span text:style-name="T6">name=</text:span><text:span text:style-name="T7">"zip"</text:span><text:span text:style-name="T1"> </text:span><text:span text:style-name="T6">depends=</text:span><text:span text:style-name="T7">"includeresources"</text:span><text:span text:style-name="T1"> </text:span></text:p>
      <text:p text:style-name="Source_20_Code"><text:span text:style-name="T1"><text:tab/><text:tab/></text:span><text:span text:style-name="T6">description=</text:span><text:span text:style-name="T7">"create the distribution archive"</text:span><text:span text:style-name="T6">&gt;</text:span></text:p>
      <text:p text:style-name="Source_20_Code"><text:span text:style-name="T1"><text:tab/><text:tab/></text:span><text:span text:style-name="T6">&lt;zip</text:span><text:span text:style-name="T1"> </text:span><text:span text:style-name="T6">destfile=</text:span><text:span text:style-name="T7">"${dist}/${projectID}-${zipTstamp}.zip"</text:span><text:span text:style-name="T1"> </text:span></text:p>
      <text:p text:style-name="Source_20_Code"><text:span text:style-name="T1"><text:tab/><text:tab/><text:tab/></text:span><text:span text:style-name="T6">basedir=</text:span><text:span text:style-name="T7">"${dist}/temp"</text:span><text:span text:style-name="T1"> </text:span><text:span text:style-name="T6">/&gt;</text:span></text:p>
      <text:p text:style-name="Source_20_Code"><text:span text:style-name="T1"><text:tab/></text:span><text:span text:style-name="T6">&lt;/target&gt;</text:span></text:p>
      <text:p text:style-name="Source_20_Code"/>
      <text:p text:style-name="Source_20_Code"><text:span text:style-name="T1"><text:tab/></text:span><text:span text:style-name="T6">&lt;target</text:span><text:span text:style-name="T1"> </text:span><text:span text:style-name="T6">name=</text:span><text:span text:style-name="T7">"clean"</text:span><text:span text:style-name="T1"> </text:span><text:span text:style-name="T6">depends=</text:span><text:span text:style-name="T7">"zip"</text:span><text:span text:style-name="T1"> </text:span></text:p>
      <text:p text:style-name="Source_20_Code"><text:span text:style-name="T1"><text:tab/><text:tab/></text:span><text:span text:style-name="T6">description=</text:span><text:span text:style-name="T7">"clean up temporary directories"</text:span><text:span text:style-name="T6">&gt;</text:span></text:p>
      <text:p text:style-name="Source_20_Code"><text:span text:style-name="T1"><text:tab/><text:tab/></text:span><text:span text:style-name="T8">&lt;!-- Delete the ${build} and ${dist} directory trees --&gt;</text:span></text:p>
      <text:p text:style-name="Source_20_Code"><text:span text:style-name="T1"><text:tab/><text:tab/></text:span><text:span text:style-name="T6">&lt;delete</text:span><text:span text:style-name="T1"> </text:span><text:span text:style-name="T6">dir=</text:span><text:span text:style-name="T7">"${build}"</text:span><text:span text:style-name="T1"> </text:span><text:span text:style-name="T6">/&gt;</text:span></text:p>
      <text:p text:style-name="Source_20_Code"><text:span text:style-name="T1"><text:tab/><text:tab/></text:span><text:span text:style-name="T6">&lt;delete</text:span><text:span text:style-name="T1"> </text:span><text:span text:style-name="T6">dir=</text:span><text:span text:style-name="T7">"${dist}/temp"</text:span><text:span text:style-name="T1"> </text:span><text:span text:style-name="T6">/&gt;</text:span></text:p>
      <text:p text:style-name="Source_20_Code"><text:span text:style-name="T1"><text:tab/></text:span><text:span text:style-name="T6">&lt;/target&gt;</text:span></text:p>
      <text:p text:style-name="Source_20_Code">&lt;/project&gt;</text:p>
      <text:p text:style-name="Source_20_Code"/>
      <text:p text:style-name="Text_20_body"/>
      <text:p text:style-name="Text_20_body">You may need to change the 'compile' task to include additional file extensions to be included in addition to the ones already specified.</text:p>
      <text:h text:style-name="Heading_20_1" text:outline-level="1">Migrating an existing plug-in from 3.0 to 3.1</text:h>
      <text:p text:style-name="Text_20_body"/>
      <text:p text:style-name="Text_20_body">Since 3.1, the signatures for plug-ins are defined in an XML file. <text:s/>Backward compatibility with existing plug-ins is provided but plug-ins authors should be aware that the previous signature format using the class PluginSignature is deprecated and might be removed in a future release. <text:s/></text:p>
      <text:p text:style-name="Text_20_body">We strongly encourage the migration to the new XML signature. <text:s/>It makes it easier for the user and Open ModelSphere to manage and control the installed plug-ins (install, update or remove plug-ins are only available for plug-ins using an XML signature).</text:p>
      <text:p text:style-name="Text_20_body">Existing plug-ins can be migrated by creating an XML signature file using the values specified in the getPluginSignature() method. <text:s/>The Hello World example (discussed in previous sections of this document) can be used as template for both the plugin.xml signature file or the Ant build file. <text:s/>Once the plugin.xml file is completed, change the getPluginSignature() method to return null. <text:s/>Your source code does not require any other changes.</text:p>
      <text:p text:style-name="Text_20_body"/>
      <text:h text:style-name="Heading_20_1" text:outline-level="1">Document History &amp; Contributors</text:h>
      <text:p text:style-name="Text_20_body"/>
      <text:list xml:id="list33403798" text:style-name="L11">
        <text:list-item>
          <text:p text:style-name="P8">September 2009: <text:s/>Initial release. <text:s/>neosapiens in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Regular" style:font-family-generic="roman" style:font-pitch="variable"/>
    <style:font-face style:name="Arial2" svg:font-family="Arial" style:font-family-generic="swiss" style:font-pitch="variable"/>
    <style:font-face style:name="Arial1" svg:font-family="Arial" style:font-adornments="Italic" style:font-family-generic="swiss" style:font-pitch="variable"/>
    <style:font-face style:name="Arial"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imes New Roman" fo:font-size="12pt" fo:language="en" fo:country="US" style:letter-kerning="true"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master-page-name="">
      <style:paragraph-properties fo:margin-top="0.423cm" fo:margin-bottom="0.212cm" style:page-number="auto" fo:break-before="auto" fo:break-after="auto" style:shadow="none" fo:keep-with-next="always">
        <style:tab-stops/>
      </style:paragraph-properties>
      <style:text-properties style:font-name="Arial2" fo:font-size="2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1cm" fo:margin-right="0.801cm" fo:margin-top="0cm" fo:margin-bottom="0.212cm" fo:text-align="start" style:justify-single-word="false" fo:keep-together="always" fo:text-indent="0cm" style:auto-text-indent="false" style:page-number="auto" fo:background-color="transparent" style:shadow="none">
        <style:background-image/>
      </style:paragraph-properties>
      <style:text-properties style:font-name="Times New Roman3" fo:font-size="11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2cm" fo:margin-bottom="0.25cm" style:page-number="auto" fo:break-before="page" fo:background-color="transparent" fo:padding="0.15cm" fo:border-left="none" fo:border-right="none" fo:border-top="none" fo:border-bottom="0.002cm solid #0047ff" style:shadow="none" text:number-lines="true" text:line-number="0">
        <style:tab-stops/>
        <style:background-image/>
      </style:paragraph-properties>
      <style:text-properties fo:text-transform="uppercase" fo:color="#0047ff" style:font-name="Times New Roman2" fo:font-size="18pt" fo:font-weight="normal"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top="0.621cm" fo:margin-bottom="0.21cm" style:page-number="auto" fo:break-before="auto" fo:break-after="auto" fo:background-color="transparent" fo:padding="0cm" fo:border="none" style:shadow="none" text:number-lines="true" text:line-number="0">
        <style:tab-stops/>
        <style:background-image/>
      </style:paragraph-properties>
      <style:text-properties fo:color="#000000" style:font-name="Times New Roman1" fo:font-size="15pt" fo:font-style="normal" fo:text-shadow="none" style:text-underline-style="none" fo:font-weight="bold" style:font-size-asian="14pt" style:font-style-asian="italic" style:font-weight-asian="bold" style:font-size-complex="14pt" style:font-style-complex="italic" style:font-weight-complex="bold"/>
    </style:style>
    <style:style style:name="Source_20_Code" style:display-name="Source Code" style:family="paragraph" style:parent-style-name="Text_20_body" style:next-style-name="Text_20_body" style:class="text" style:master-page-name="">
      <style:paragraph-properties fo:margin-left="1cm" fo:margin-right="1cm" fo:margin-top="0cm" fo:margin-bottom="0cm" fo:text-indent="0cm" style:auto-text-indent="false" style:page-number="auto" fo:background-color="#ffffcc" fo:padding="0.049cm" fo:border="0.002cm solid #000000" style:shadow="none">
        <style:background-image/>
      </style:paragraph-properties>
      <style:text-properties style:font-name="Courier New" fo:font-size="8pt"/>
    </style:style>
    <style:style style:name="Contents_20_1" style:display-name="Contents 1" style:family="paragraph" style:parent-style-name="Index" style:class="index" style:master-page-name="">
      <style:paragraph-properties fo:margin-left="0cm" fo:margin-right="0cm" fo:margin-top="0.199cm" fo:margin-bottom="0cm" fo:text-indent="0cm" style:auto-text-indent="fals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list-style-name="" style:class="index" style:master-page-name="">
      <style:paragraph-properties fo:margin-left="1cm" fo:margin-right="0cm" fo:text-indent="0cm" style:auto-text-indent="false" style:page-number="auto">
        <style:tab-stops>
          <style:tab-stop style:position="17.09cm" style:type="right" style:leader-style="dotted" style:leader-text="."/>
        </style:tab-stops>
      </style:paragraph-properties>
      <style:text-properties fo:font-size="10.5pt"/>
    </style:style>
    <style:style style:name="Table_20_Contents" style:display-name="Table Contents" style:family="paragraph" style:parent-style-name="Standard" style:class="extra">
      <style:paragraph-properties style:shadow="none" text:number-lines="false" text:line-number="0"/>
      <style:text-properties style:font-name="Times New Roman3" fo:font-size="10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fo:font-weight="bold" style:font-weight-asian="bold" style:font-weight-complex="bold"/>
    </style:style>
    <style:style style:name="Footer" style:family="paragraph" style:parent-style-name="Standard" style:class="extra">
      <style:paragraph-properties fo:background-color="transparent" fo:padding="0.101cm" fo:border-left="none" fo:border-right="none" fo:border-top="0.002cm solid #b3b3b3" fo:border-bottom="none" style:shadow="none" text:number-lines="false" text:line-number="0">
        <style:tab-stops>
          <style:tab-stop style:position="8.795cm" style:type="center"/>
          <style:tab-stop style:position="17.59cm" style:type="right"/>
        </style:tab-stops>
        <style:background-image/>
      </style:paragraph-properties>
      <style:text-properties style:font-name="Arial" fo:font-size="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paragraph-properties style:shadow="none"/>
      <style:text-properties style:font-name="Times New Roman2" fo:font-size="14pt" fo:font-style="italic" fo:font-weight="normal" style:font-name-asian="Arial Unicode M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Java_20_Code" style:display-name="Java Code" style:family="paragraph" style:parent-style-name="Hanging_20_indent" style:class="text" style:master-page-name="">
      <style:paragraph-properties fo:margin-left="1cm" fo:margin-right="1cm" fo:margin-top="0cm" fo:margin-bottom="0cm" fo:text-align="start" style:justify-single-word="false" fo:keep-together="always" fo:text-indent="0cm" style:auto-text-indent="false" style:page-number="auto" fo:background-color="#e6e6e6" fo:padding="0.15cm" fo:border="0.002cm solid #999999" style:shadow="none">
        <style:tab-stops/>
        <style:background-image/>
      </style:paragraph-properties>
      <style:text-properties fo:color="#000000" style:font-name="Courier New" fo:font-size="8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Quotation" style:family="paragraph" style:parent-style-name="Hanging_20_indent" style:class="text">
      <style:paragraph-properties fo:margin-left="1cm" fo:margin-right="1cm" fo:margin-top="0.199cm" fo:margin-bottom="0.3cm" fo:text-indent="0cm" style:auto-text-indent="false" fo:padding="0.049cm" fo:border="0.002cm solid #b3b3b3" style:shadow="none"/>
      <style:text-properties style:font-name="Arial1" fo:font-size="9pt" fo:font-style="italic"/>
    </style:style>
    <style:style style:name="Figure" style:family="paragraph" style:parent-style-name="Caption">
      <style:paragraph-properties fo:text-align="center" style:justify-single-word="false"/>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3cm" fo:margin-right="0cm" fo:text-indent="0cm" style:auto-text-indent="false">
        <style:tab-stops>
          <style:tab-stop style:position="16.092cm" style:type="right" style:leader-style="dotted" style:leader-text="."/>
        </style:tab-stops>
      </style:paragraph-properties>
    </style:style>
    <style:style style:name="Numbering_20_1" style:display-name="Numbering 1" style:family="paragraph" style:parent-style-name="List" style:class="list">
      <style:paragraph-properties fo:margin-left="0cm" fo:margin-right="0cm" fo:margin-top="0cm" fo:margin-bottom="0.212cm" fo:text-indent="0cm" style:auto-text-indent="false"/>
    </style:style>
    <style:style style:name="Title" style:family="paragraph" style:parent-style-name="Heading" style:next-style-name="Subtitle" style:class="chapter" style:master-page-name="">
      <style:paragraph-properties fo:margin-top="4.02cm" fo:margin-bottom="0.21cm" fo:text-align="end" style:justify-single-word="false" style:page-number="auto" fo:break-before="auto" fo:break-after="auto"/>
      <style:text-properties fo:font-size="26pt" fo:font-weight="normal"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72cm" fo:margin-bottom="0.21cm" fo:text-align="end" style:justify-single-word="false" style:page-number="auto" fo:break-before="auto" fo:break-after="auto" fo:padding="0.4cm" fo:border-left="none" fo:border-right="none" fo:border-top="0.002cm solid #000000" fo:border-bottom="none" style:shadow="none">
        <style:tab-stops/>
      </style:paragraph-properties>
      <style:text-properties style:font-name="Arial" fo:font-size="18pt" fo:font-style="normal" style:font-size-asian="14pt" style:font-style-asian="italic" style:font-size-complex="14pt" style:font-style-complex="italic"/>
    </style:style>
    <style:style style:name="Numbering_20_2" style:display-name="Numbering 2" style:family="paragraph" style:parent-style-name="List" style:class="list" style:master-page-name="">
      <style:paragraph-properties fo:margin-left="0cm" fo:margin-right="0cm" fo:margin-top="0cm" fo:margin-bottom="0.212cm" fo:text-indent="0cm" style:auto-text-indent="false" style:page-number="auto" fo:background-color="transparent" style:shadow="none">
        <style:tab-stops/>
        <style:background-image/>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2cm" fo:margin-right="0cm" fo:text-indent="0cm" style:auto-text-indent="false">
        <style:tab-stops>
          <style:tab-stop style:position="16.591cm" style:type="right" style:leader-style="dotted" style:leader-text="."/>
        </style:tab-stops>
      </style:paragraph-properties>
    </style:style>
    <style:style style:name="Heading_20_5" style:display-name="Heading 5" style:family="paragraph" style:parent-style-name="Heading" style:next-style-name="Text_20_body" style:list-style-name="" style:class="text" style:master-page-name="">
      <style:paragraph-properties style:page-number="auto"/>
      <style:text-properties style:font-name="Times New Roman2" fo:font-size="12pt" fo:font-style="italic" fo:font-weight="normal" style:font-size-asian="85%" style:font-weight-asian="bold" style:font-size-complex="85%" style:font-weight-complex="bold"/>
    </style:style>
    <style:style style:name="Contents_20_5" style:display-name="Contents 5" style:family="paragraph" style:parent-style-name="Index" style:class="index">
      <style:paragraph-properties fo:margin-left="4.001cm" fo:margin-right="0cm" fo:text-indent="0cm" style:auto-text-indent="false">
        <style:tab-stops>
          <style:tab-stop style:position="15.593cm" style:type="right" style:leader-style="dotted" style:leader-text="."/>
        </style:tab-stops>
      </style:paragraph-properties>
    </style:style>
    <style:style style:name="Text" style:family="paragraph" style:parent-style-name="Caption" style:class="extra"/>
    <style:style style:name="Glossary_20_-_20_Word" style:display-name="Glossary - Word" style:family="paragraph" style:parent-style-name="Standard" style:next-style-name="Glossary_20_-_20_Definition" style:class="text" style:master-page-name="">
      <style:paragraph-properties fo:margin-top="0.499cm" fo:margin-bottom="0cm" style:page-number="auto" fo:keep-with-next="always"/>
      <style:text-properties fo:font-weight="bold"/>
    </style:style>
    <style:style style:name="Glossary_20_-_20_Definition" style:display-name="Glossary - Definition" style:family="paragraph" style:parent-style-name="Standard" style:class="text">
      <style:text-properties fo:font-size="10pt"/>
    </style:style>
    <style:style style:name="Retrait_20_normal" style:display-name="Retrait normal" style:family="paragraph" style:parent-style-name="Standard"/>
    <style:style style:name="Salutation" style:family="paragraph" style:parent-style-name="Standard" style:class="text">
      <style:paragraph-properties text:number-lines="false" text:line-number="0"/>
    </style:style>
    <style:style style:name="Heading_20_6" style:display-name="Heading 6" style:family="paragraph" style:parent-style-name="Heading" style:next-style-name="Text_20_body" style:class="text" style:master-page-name="">
      <style:paragraph-properties fo:margin-left="0cm" fo:margin-right="1cm" fo:text-indent="0cm" style:auto-text-indent="false" style:page-number="auto"/>
      <style:text-properties style:font-name="Times New Roman3" fo:font-size="11pt" fo:font-style="normal" fo:font-weight="normal" style:font-size-asian="75%" style:font-weight-asian="bold" style:font-size-complex="75%" style:font-weight-complex="bold"/>
    </style:style>
    <style:style style:name="Warning" style:family="paragraph" style:parent-style-name="Text_20_body" style:class="text">
      <style:paragraph-properties fo:background-color="#ffffcc" fo:padding-left="0.25cm" fo:padding-right="0.15cm" fo:padding-top="0.049cm" fo:padding-bottom="0.049cm" fo:border-left="0.088cm solid #800000" fo:border-right="0.088cm solid #800000" fo:border-top="0.002cm solid #800000" fo:border-bottom="0.002cm solid #800000" style:shadow="none">
        <style:background-image/>
      </style:paragraph-properties>
      <style:text-properties fo:font-style="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1_20_-_20_No_20_Numbering" style:display-name="Heading 1 - No Numbering" style:family="paragraph" style:parent-style-name="Heading_20_1" style:next-style-name="Text_20_body" style:default-outline-level="" style:list-style-name="" style:class="text" style:master-page-name="">
      <style:paragraph-properties style:page-number="auto" fo:background-color="transparent" style:shadow="none" text:number-lines="false" text:line-number="0">
        <style:tab-stops/>
        <style:background-image/>
      </style:paragraph-properties>
    </style:style>
    <style:style style:name="External_20_Link_20_Reference" style:display-name="External Link Reference" style:family="paragraph" style:parent-style-name="Text_20_body" style:next-style-name="Text_20_body" style:class="text" style:master-page-name="">
      <style:paragraph-properties fo:margin-left="3.5cm" fo:margin-right="0.801cm" fo:text-indent="0cm" style:auto-text-indent="false" style:page-number="auto"/>
      <style:text-properties fo:color="#000080" fo:font-size="10pt"/>
    </style:style>
    <style:style style:name="Heading_20_7" style:display-name="Heading 7" style:family="paragraph" style:parent-style-name="Heading" style:next-style-name="Text_20_body" style:default-outline-level="7" style:class="text">
      <style:paragraph-properties fo:margin-left="0cm" fo:margin-right="0cm" fo:text-indent="0cm" style:auto-text-indent="false"/>
      <style:text-properties style:font-name="Times New Roman2" fo:font-size="12pt" fo:font-weight="bold" style:font-size-asian="75%" style:font-weight-asian="bold" style:font-size-complex="75%" style:font-weight-complex="bold"/>
    </style:style>
    <style:style style:name="Table" style:family="paragraph" style:parent-style-name="Caption" style:class="extra">
      <style:paragraph-properties fo:margin-top="0.049cm" fo:margin-bottom="0.049cm" fo:text-align="center" style:justify-single-word="false" fo:background-color="transparent">
        <style:background-image/>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text-properties fo:font-size="8pt"/>
    </style:style>
    <style:style style:name="Recommended_20_Practice" style:display-name="Recommended Practice" style:family="paragraph" style:parent-style-name="Standard" style:next-style-name="Text_20_body" style:list-style-name="Numbering_20_1" style:class="text" style:master-page-name="">
      <style:paragraph-properties fo:margin-left="1cm" fo:margin-right="1cm" fo:text-indent="0cm" style:auto-text-indent="false" style:page-number="auto" fo:padding="0.049cm" fo:border-left="none" fo:border-right="none" fo:border-top="0.002cm solid #999999" fo:border-bottom="0.002cm solid #999999" style:shadow="none"/>
      <style:text-properties fo:font-size="11pt" fo:font-weight="normal"/>
    </style:style>
    <style:style style:name="User_20_Index_20_1" style:display-name="User Index 1" style:family="paragraph" style:parent-style-name="Index" style:class="index" style:master-page-name="">
      <style:paragraph-properties fo:margin-left="1cm" fo:margin-right="1cm" fo:margin-top="0.199cm" fo:margin-bottom="0.199cm" fo:text-indent="0cm" style:auto-text-indent="false" style:page-number="auto" fo:padding="0cm" fo:border="none" style:shadow="none" style:join-border="false">
        <style:tab-stops>
          <style:tab-stop style:position="17.59cm" style:type="right"/>
        </style:tab-stops>
      </style:paragraph-properties>
      <style:text-properties fo:font-size="10.5pt"/>
    </style:style>
    <style:style style:name="fleche" style:family="paragraph" style:parent-style-name="Standard" style:list-style-name="WW8Num25">
      <style:paragraph-properties fo:margin-left="0cm" fo:margin-right="0cm" fo:text-indent="0cm" style:auto-text-indent="false" style:text-autospace="ideograph-alpha" style:punctuation-wrap="hanging" style:vertical-align="auto"/>
      <style:text-properties fo:font-size="12pt" fo:language="fr" fo:country="CA" style:font-size-asian="12pt" style:language-asian="zxx" style:country-asian="none" style:font-size-complex="12pt"/>
    </style:style>
    <style:style style:name="Heading_20_Base" style:display-name="Heading Base" style:family="paragraph" style:parent-style-name="Standard" style:next-style-name="Text_20_body">
      <style:paragraph-properties fo:margin-left="0cm" fo:margin-right="0cm" fo:margin-top="0.635cm" fo:margin-bottom="0.212cm" fo:line-height="0.635cm" fo:keep-together="always" fo:text-indent="0cm" style:auto-text-indent="false" fo:keep-with-next="always"/>
      <style:text-properties fo:font-size="14pt" fo:font-weight="bold" style:letter-kerning="true" style:font-size-asian="14pt" style:font-weight-asian="bold" style:font-size-complex="14pt" style:font-weight-complex="bold"/>
    </style:style>
    <style:style style:name="Section_20_Heading" style:display-name="Section Heading" style:family="paragraph" style:parent-style-name="Heading_20_Base">
      <style:paragraph-properties fo:margin-top="0.423cm" fo:margin-bottom="0.212cm"/>
    </style:style>
    <style:style style:name="TOA_20_Heading" style:display-name="TOA Heading" style:family="paragraph" style:parent-style-name="Section_20_Heading" style:next-style-name="Table_20_of_20_Authorities"/>
    <style:style style:name="TOC_20_Base" style:display-name="TOC Base" style:family="paragraph" style:parent-style-name="Standard">
      <style:paragraph-properties fo:margin-left="0cm" fo:margin-right="2.54cm" fo:margin-top="0.106cm" fo:margin-bottom="0.106cm" fo:text-indent="0cm" style:auto-text-indent="false">
        <style:tab-stops>
          <style:tab-stop style:position="15.24cm" style:type="right" style:leader-style="dotted" style:leader-text="."/>
        </style:tab-stops>
      </style:paragraph-properties>
    </style:style>
    <style:style style:name="Table_20_of_20_Authorities" style:display-name="Table of Authorities" style:family="paragraph" style:parent-style-name="TOC_20_Base">
      <style:paragraph-properties fo:margin-left="0.635cm" fo:margin-right="0cm" fo:text-indent="-0.635cm" style:auto-text-indent="false"/>
    </style:style>
    <style:style style:name="Body_20_Text_20_3" style:display-name="Body Text 3" style:family="paragraph" style:parent-style-name="Standard">
      <style:paragraph-properties fo:margin-left="0cm" fo:margin-right="0cm" fo:text-indent="0cm" style:auto-text-indent="false" style:text-autospace="ideograph-alpha" style:punctuation-wrap="hanging" style:vertical-align="auto"/>
      <style:text-properties fo:font-size="12pt" fo:language="fr" fo:country="CA" fo:font-style="italic" fo:font-weight="bold" style:font-size-asian="12pt" style:font-style-asian="italic" style:font-weight-asian="bold" style:font-size-complex="12pt" style:font-style-complex="italic" style:font-weight-complex="bold"/>
    </style:style>
    <style:style style:name="Body_20_Text_20_Indent_20_2" style:display-name="Body Text Indent 2" style:family="paragraph" style:parent-style-name="Standard">
      <style:paragraph-properties fo:margin-left="1.27cm" fo:margin-right="0cm" fo:text-indent="0cm" style:auto-text-indent="false" style:text-autospace="ideograph-alpha" style:punctuation-wrap="hanging" style:vertical-align="auto"/>
      <style:text-properties fo:font-size="12pt" style:font-size-asian="12pt" style:font-size-complex="12pt"/>
    </style:style>
    <style:style style:name="Body_20_Text_20_2" style:display-name="Body Text 2" style:family="paragraph" style:parent-style-name="Standard">
      <style:paragraph-properties fo:margin-left="0cm" fo:margin-right="0cm" fo:text-indent="0cm" style:auto-text-indent="false" style:text-autospace="ideograph-alpha" style:punctuation-wrap="hanging" style:vertical-align="auto"/>
      <style:text-properties fo:font-size="12pt" fo:language="en" fo:country="CA" fo:font-weight="bold" style:font-size-asian="12pt" style:font-weight-asian="bold" style:font-size-complex="12pt" style:font-weight-complex="bold"/>
    </style:style>
    <style:style style:name="Body_20_Text_20_Indent_20_3" style:display-name="Body Text Indent 3" style:family="paragraph" style:parent-style-name="Standard">
      <style:text-properties fo:color="#0000ff" fo:language="en" fo:country="CA"/>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master-page-name="">
      <style:paragraph-properties fo:margin-left="0.499cm" fo:margin-right="0.499cm" fo:line-height="200%" fo:text-indent="0.499cm" style:auto-text-indent="false" style:page-number="auto" fo:background-color="transparent" fo:padding="0cm" fo:border="none" style:shadow="none">
        <style:tab-stops>
          <style:tab-stop style:position="17.59cm" style:type="right" style:leader-style="dotted" style:leader-text="."/>
        </style:tab-stops>
        <style:background-image/>
      </style:paragraph-properties>
      <style:text-properties fo:font-size="10.5pt"/>
    </style:style>
    <style:style style:name="ReferTo" style:family="paragraph" style:parent-style-name="Text_20_body" style:list-style-name="List_20_4" style:master-page-name="">
      <style:paragraph-properties fo:margin-left="0.6cm" fo:margin-right="0.801cm" fo:text-indent="0cm" style:auto-text-indent="false" style:page-number="auto" fo:background-color="transparent" style:shadow="none">
        <style:tab-stops/>
        <style:background-image/>
      </style:paragraph-properties>
    </style:style>
    <style:style style:name="BulletPrefix" style:family="paragraph" style:parent-style-name="Numbering_20_1" style:list-style-name="List_20_1">
      <style:paragraph-properties>
        <style:tab-stops/>
      </style:paragraph-properties>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Heading_20_1_20_-_20_Not_20_in_20_TOC" style:display-name="Heading 1 - Not in TOC" style:family="paragraph" style:parent-style-name="Heading_20_1_20_-_20_No_20_Numbering"/>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ndex_20_Separator" style:display-name="Index Separator" style:family="paragraph" style:parent-style-name="Index" style:class="index">
      <style:paragraph-properties fo:margin-left="0cm" fo:margin-right="0cm" fo:text-indent="0cm" style:auto-text-indent="false"/>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WW8Num1z0" style:family="text">
      <style:text-properties style:font-name="Wingdings"/>
    </style:style>
    <style:style style:name="WW8Num1z1" style:family="text">
      <style:text-properties style:font-name="Courier New2"/>
    </style:style>
    <style:style style:name="WW8Num1z3" style:family="text">
      <style:text-properties style:font-name="Symbol"/>
    </style:style>
    <style:style style:name="WW8Num2z1" style:family="text">
      <style:text-properties style:font-name="Wingdings"/>
    </style:style>
    <style:style style:name="WW8Num15z0" style:family="text">
      <style:text-properties style:font-name="Symbol" style:font-name-complex="Symbol"/>
    </style:style>
    <style:style style:name="WW8Num17z0" style:family="text">
      <style:text-properties style:font-name="Symbol" style:font-name-complex="Symbol"/>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WW8Num25z0" style:family="text">
      <style:text-properties style:font-name="Wingdings" style:font-name-complex="Wingdings"/>
    </style:style>
    <style:style style:name="WW8Num4z1" style:family="text">
      <style:text-properties style:font-name="Times New Roman" style:font-name-asian="Times New Roman"/>
    </style:style>
    <style:style style:name="WW8Num18z0" style:family="text">
      <style:text-properties style:font-name="Symbol" style:font-name-complex="Symbol"/>
    </style:style>
    <style:style style:name="WW8Num18z1" style:family="text">
      <style:text-properties style:font-name="Courier New2" style:font-name-complex="Courier New2"/>
    </style:style>
    <style:style style:name="WW8Num18z2" style:family="text">
      <style:text-properties style:font-name="Wingdings" style:font-name-complex="Wingdings"/>
    </style:style>
    <style:style style:name="WW8Num47z0" style:family="text">
      <style:text-properties style:font-name="Courier New2" style:font-name-complex="Courier New2"/>
    </style:style>
    <style:style style:name="WW8Num47z2" style:family="text">
      <style:text-properties style:font-name="Wingdings" style:font-name-complex="Wingdings"/>
    </style:style>
    <style:style style:name="WW8Num47z3" style:family="text">
      <style:text-properties style:font-name="Symbol" style:font-name-complex="Symbol"/>
    </style:style>
    <style:style style:name="WW8Num32z0" style:family="text">
      <style:text-properties style:font-name="Symbol" style:font-name-complex="Symbol"/>
    </style:style>
    <style:style style:name="WW8Num32z1" style:family="text">
      <style:text-properties style:font-name="Courier New2" style:font-name-complex="Courier New2"/>
    </style:style>
    <style:style style:name="WW8Num32z2" style:family="text">
      <style:text-properties style:font-name="Wingdings" style:font-name-complex="Wingdings"/>
    </style:style>
    <style:style style:name="WW8Num51z0" style:family="text">
      <style:text-properties style:font-name="Symbol" style:font-name-complex="Symbol"/>
    </style:style>
    <style:style style:name="WW8Num51z1" style:family="text">
      <style:text-properties style:font-name="Courier New2" style:font-name-complex="Courier New2"/>
    </style:style>
    <style:style style:name="WW8Num51z2" style:family="text">
      <style:text-properties style:font-name="Wingdings" style:font-name-complex="Wingdings"/>
    </style:style>
    <style:style style:name="WW8Num42z1" style:family="text">
      <style:text-properties style:font-name="Symbol" style:font-name-complex="Symbol"/>
    </style:style>
    <style:style style:name="WW8Num7z0" style:family="text">
      <style:text-properties style:font-name="Symbol" style:font-name-complex="Symbol"/>
    </style:style>
    <style:style style:name="WW8Num7z1" style:family="text">
      <style:text-properties style:font-name="Courier New2" style:font-name-complex="Courier New2"/>
    </style:style>
    <style:style style:name="WW8Num7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2" style:font-name-complex="Courier New2"/>
    </style:style>
    <style:style style:name="WW8Num5z2" style:family="text">
      <style:text-properties style:font-name="Wingdings" style:font-name-complex="Wingdings"/>
    </style:style>
    <style:style style:name="WW8Num29z0" style:family="text">
      <style:text-properties style:font-name="Symbol" style:font-name-complex="Symbol"/>
    </style:style>
    <style:style style:name="WW8Num29z1" style:family="text">
      <style:text-properties style:font-name="Courier New2" style:font-name-complex="Courier New2"/>
    </style:style>
    <style:style style:name="WW8Num29z2" style:family="text">
      <style:text-properties style:font-name="Wingdings" style:font-name-complex="Wingdings"/>
    </style:style>
    <style:style style:name="WW8Num55z0" style:family="text">
      <style:text-properties style:font-name="Symbol" style:font-name-complex="Symbol"/>
    </style:style>
    <style:style style:name="WW8Num55z1" style:family="text">
      <style:text-properties style:font-name="Courier New2" style:font-name-complex="Courier New2"/>
    </style:style>
    <style:style style:name="WW8Num55z2" style:family="text">
      <style:text-properties style:font-name="Wingdings" style:font-name-complex="Wingdings"/>
    </style:style>
    <style:style style:name="WW8Num27z0" style:family="text">
      <style:text-properties style:font-name="Symbol" style:font-name-complex="Symbol"/>
    </style:style>
    <style:style style:name="WW8Num27z1" style:family="text">
      <style:text-properties style:font-name="Courier New2" style:font-name-complex="Courier New2"/>
    </style:style>
    <style:style style:name="WW8Num27z2" style:family="text">
      <style:text-properties style:font-name="Wingdings" style:font-name-complex="Wingdings"/>
    </style:style>
    <style:style style:name="WW8Num21z0" style:family="text">
      <style:text-properties style:font-name="Symbol" style:font-name-complex="Symbol"/>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WW8Num6z2" style:family="text">
      <style:text-properties fo:font-weight="normal" style:font-weight-asian="normal" style:font-weight-complex="normal"/>
    </style:style>
    <style:style style:name="WW8Num10z0" style:family="text">
      <style:text-properties style:font-name="Symbol" style:font-name-complex="Symbol"/>
    </style:style>
    <style:style style:name="WW8Num10z1" style:family="text">
      <style:text-properties style:font-name="Courier New2" style:font-name-complex="Courier New2"/>
    </style:style>
    <style:style style:name="WW8Num10z2" style:family="text">
      <style:text-properties style:font-name="Wingdings" style:font-name-complex="Wingdings"/>
    </style:style>
    <style:style style:name="WW8Num16z0" style:family="text">
      <style:text-properties style:font-name="Symbol" style:font-name-complex="Symbol"/>
    </style:style>
    <style:style style:name="WW8Num30z0" style:family="text">
      <style:text-properties style:font-name="Symbol" style:font-name-complex="Symbol"/>
    </style:style>
    <style:style style:name="WW8Num31z0" style:family="text">
      <style:text-properties style:font-name="Symbol" style:font-name-complex="Symbol"/>
    </style:style>
    <style:style style:name="WW8Num31z1" style:family="text">
      <style:text-properties style:font-name="Courier New2" style:font-name-complex="Courier New2"/>
    </style:style>
    <style:style style:name="WW8Num31z2" style:family="text">
      <style:text-properties style:font-name="Wingdings" style:font-name-complex="Wingdings"/>
    </style:style>
    <style:style style:name="WW8Num53z0" style:family="text">
      <style:text-properties style:font-name="Symbol" style:font-name-complex="Symbol"/>
    </style:style>
    <style:style style:name="WW8Num53z1" style:family="text">
      <style:text-properties style:font-name="Courier New2" style:font-name-complex="Courier New2"/>
    </style:style>
    <style:style style:name="WW8Num53z2" style:family="text">
      <style:text-properties style:font-name="Wingdings" style:font-name-complex="Wingdings"/>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Guideline #" style:num-suffix=": " style:num-format="1">
        <style:list-level-properties text:min-label-width="0.499cm"/>
      </text:list-level-style-number>
      <text:list-level-style-number text:level="2" text:style-name="Numbering_20_Symbols" style:num-suffix="." style:num-format="1">
        <style:list-level-properties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style:num-suffix="." style:num-format="1">
        <style:list-level-properties text:min-label-width="0.499cm"/>
      </text:list-level-style-number>
      <text:list-level-style-number text:level="2" text:style-name="Numbering_20_Symbols" style:num-suffix="." style:num-format="1">
        <style:list-level-properties text:min-label-distance="0.379cm"/>
      </text:list-level-style-number>
      <text:list-level-style-number text:level="3" text:style-name="Numbering_20_Symbols" style:num-prefix=" " style:num-suffix=")" style:num-format="a" text:display-levels="2">
        <style:list-level-properties text:min-label-width="0.499cm"/>
      </text:list-level-style-number>
      <text:list-level-style-bullet text:level="4" text:style-name="Bullet_20_Symbols" style:num-prefix=" " style:num-suffix=" " text:bullet-char="•">
        <style:list-level-properties text:space-before="1.998cm" text:min-label-width="1.251cm"/>
        <style:text-properties fo:font-family="StarSymbol" style:font-charset="x-symbol"/>
      </text:list-level-style-bullet>
      <text:list-level-style-bullet text:level="5" text:style-name="Bullet_20_Symbols" style:num-prefix=" " style:num-suffix=" " text:bullet-char="•">
        <style:list-level-properties text:space-before="3.249cm" text:min-label-width="1.499cm"/>
        <style:text-properties fo:font-family="StarSymbol" style:font-charset="x-symbol"/>
      </text:list-level-style-bullet>
      <text:list-level-style-bullet text:level="6" text:style-name="Bullet_20_Symbols" style:num-prefix=" " style:num-suffix=" " text:bullet-char="•">
        <style:list-level-properties text:space-before="4.748cm" text:min-label-width="1.801cm"/>
        <style:text-properties fo:font-family="StarSymbol" style:font-charset="x-symbol"/>
      </text:list-level-style-bullet>
      <text:list-level-style-bullet text:level="7" text:style-name="Bullet_20_Symbols" style:num-prefix=" " style:num-suffix=" " text:bullet-char="•">
        <style:list-level-properties text:space-before="6.549cm" text:min-label-width="2.3cm"/>
        <style:text-properties fo:font-family="StarSymbol" style:font-charset="x-symbol"/>
      </text:list-level-style-bullet>
      <text:list-level-style-bullet text:level="8" text:style-name="Bullet_20_Symbols" style:num-prefix=" " style:num-suffix=" " text:bullet-char="•">
        <style:list-level-properties text:space-before="8.849cm" text:min-label-width="2.6cm"/>
        <style:text-properties fo:font-family="StarSymbol" style:font-charset="x-symbol"/>
      </text:list-level-style-bullet>
      <text:list-level-style-bullet text:level="9" text:style-name="Bullet_20_Symbols" style:num-prefix=" " style:num-suffix=" " text:bullet-char="•">
        <style:list-level-properties text:space-before="11.449cm" text:min-label-width="2.801cm"/>
        <style:text-properties fo:font-family="StarSymbol" style:font-charset="x-symbol"/>
      </text:list-level-style-bullet>
      <text:list-level-style-bullet text:level="10" text:style-name="Bullet_20_Symbols" style:num-prefix=" " style:num-suffix=" " text:bullet-char="•">
        <style:list-level-properties text:space-before="14.25cm" text:min-label-width="3.101cm"/>
        <style:text-properties fo:font-family="StarSymbol" style:font-charset="x-symbol"/>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bullet text:level="1" text:style-name="WW8Num1z0" style:num-suffix="." text:bullet-char="">
        <style:list-level-properties text:space-before="1.884cm" text:min-label-width="0.635cm"/>
        <style:text-properties style:font-name="Wingdings"/>
      </text:list-level-style-bullet>
      <text:list-level-style-bullet text:level="2" text:style-name="WW8Num1z1" style:num-suffix="." text:bullet-char="o">
        <style:list-level-properties text:space-before="3.154cm" text:min-label-width="0.635cm"/>
        <style:text-properties style:font-name="Courier New1"/>
      </text:list-level-style-bullet>
      <text:list-level-style-bullet text:level="3" text:style-name="WW8Num1z0" style:num-suffix="." text:bullet-char="">
        <style:list-level-properties text:space-before="4.424cm" text:min-label-width="0.635cm"/>
        <style:text-properties style:font-name="Wingdings"/>
      </text:list-level-style-bullet>
      <text:list-level-style-bullet text:level="4" text:style-name="WW8Num1z3" style:num-suffix="." text:bullet-char="">
        <style:list-level-properties text:space-before="5.694cm" text:min-label-width="0.635cm"/>
        <style:text-properties style:font-name="Symbol"/>
      </text:list-level-style-bullet>
      <text:list-level-style-bullet text:level="5" text:style-name="WW8Num1z1" style:num-suffix="." text:bullet-char="o">
        <style:list-level-properties text:space-before="6.964cm" text:min-label-width="0.635cm"/>
        <style:text-properties style:font-name="Courier New1"/>
      </text:list-level-style-bullet>
      <text:list-level-style-bullet text:level="6" text:style-name="WW8Num1z0" style:num-suffix="." text:bullet-char="">
        <style:list-level-properties text:space-before="8.234cm" text:min-label-width="0.635cm"/>
        <style:text-properties style:font-name="Wingdings"/>
      </text:list-level-style-bullet>
      <text:list-level-style-bullet text:level="7" text:style-name="WW8Num1z3" style:num-suffix="." text:bullet-char="">
        <style:list-level-properties text:space-before="9.504cm" text:min-label-width="0.635cm"/>
        <style:text-properties style:font-name="Symbol"/>
      </text:list-level-style-bullet>
      <text:list-level-style-bullet text:level="8" text:style-name="WW8Num1z1" style:num-suffix="." text:bullet-char="o">
        <style:list-level-properties text:space-before="10.774cm" text:min-label-width="0.635cm"/>
        <style:text-properties style:font-name="Courier New1"/>
      </text:list-level-style-bullet>
      <text:list-level-style-bullet text:level="9" text:style-name="WW8Num1z0"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bullet text:level="2" text:style-name="WW8Num2z1" style:num-suffix="." text:bullet-char="">
        <style:list-level-properties text:space-before="1.905cm" text:min-label-width="0.635cm"/>
        <style:text-properties style:font-name="Wingdings"/>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bullet text:level="2" text:style-name="WW8Num4z1" style:num-suffix="."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3.133cm" text:min-label-width="0.635cm"/>
        <style:text-properties style:font-name="Symbol"/>
      </text:list-level-style-bullet>
      <text:list-level-style-bullet text:level="2" text:style-name="WW8Num18z1" style:num-suffix="." text:bullet-char="o">
        <style:list-level-properties text:space-before="4.403cm" text:min-label-width="0.635cm"/>
        <style:text-properties style:font-name="Courier New1"/>
      </text:list-level-style-bullet>
      <text:list-level-style-bullet text:level="3" text:style-name="WW8Num18z2" style:num-suffix="." text:bullet-char="">
        <style:list-level-properties text:space-before="5.673cm" text:min-label-width="0.635cm"/>
        <style:text-properties style:font-name="Wingdings"/>
      </text:list-level-style-bullet>
      <text:list-level-style-bullet text:level="4" text:style-name="WW8Num18z0" style:num-suffix="." text:bullet-char="">
        <style:list-level-properties text:space-before="6.943cm" text:min-label-width="0.635cm"/>
        <style:text-properties style:font-name="Symbol"/>
      </text:list-level-style-bullet>
      <text:list-level-style-bullet text:level="5" text:style-name="WW8Num18z1" style:num-suffix="." text:bullet-char="o">
        <style:list-level-properties text:space-before="8.213cm" text:min-label-width="0.635cm"/>
        <style:text-properties style:font-name="Courier New1"/>
      </text:list-level-style-bullet>
      <text:list-level-style-bullet text:level="6" text:style-name="WW8Num18z2" style:num-suffix="." text:bullet-char="">
        <style:list-level-properties text:space-before="9.483cm" text:min-label-width="0.635cm"/>
        <style:text-properties style:font-name="Wingdings"/>
      </text:list-level-style-bullet>
      <text:list-level-style-bullet text:level="7" text:style-name="WW8Num18z0" style:num-suffix="." text:bullet-char="">
        <style:list-level-properties text:space-before="10.753cm" text:min-label-width="0.635cm"/>
        <style:text-properties style:font-name="Symbol"/>
      </text:list-level-style-bullet>
      <text:list-level-style-bullet text:level="8" text:style-name="WW8Num18z1" style:num-suffix="." text:bullet-char="o">
        <style:list-level-properties text:space-before="12.023cm" text:min-label-width="0.635cm"/>
        <style:text-properties style:font-name="Courier New1"/>
      </text:list-level-style-bullet>
      <text:list-level-style-bullet text:level="9" text:style-name="WW8Num18z2" style:num-suffix="." text:bullet-char="">
        <style:list-level-properties text:space-before="13.29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o">
        <style:list-level-properties text:space-before="1.905cm" text:min-label-width="0.635cm"/>
        <style:text-properties style:font-name="Courier New1"/>
      </text:list-level-style-bullet>
      <text:list-level-style-bullet text:level="2" text:style-name="WW8Num47z0" style:num-suffix="." text:bullet-char="o">
        <style:list-level-properties text:space-before="3.175cm" text:min-label-width="0.635cm"/>
        <style:text-properties style:font-name="Courier New1"/>
      </text:list-level-style-bullet>
      <text:list-level-style-bullet text:level="3" text:style-name="WW8Num47z2" style:num-suffix="." text:bullet-char="">
        <style:list-level-properties text:space-before="4.445cm" text:min-label-width="0.635cm"/>
        <style:text-properties style:font-name="Wingdings"/>
      </text:list-level-style-bullet>
      <text:list-level-style-bullet text:level="4" text:style-name="WW8Num47z3" style:num-suffix="." text:bullet-char="">
        <style:list-level-properties text:space-before="5.715cm" text:min-label-width="0.635cm"/>
        <style:text-properties style:font-name="Symbol"/>
      </text:list-level-style-bullet>
      <text:list-level-style-bullet text:level="5" text:style-name="WW8Num47z0" style:num-suffix="." text:bullet-char="o">
        <style:list-level-properties text:space-before="6.985cm" text:min-label-width="0.635cm"/>
        <style:text-properties style:font-name="Courier New1"/>
      </text:list-level-style-bullet>
      <text:list-level-style-bullet text:level="6" text:style-name="WW8Num47z2" style:num-suffix="." text:bullet-char="">
        <style:list-level-properties text:space-before="8.255cm" text:min-label-width="0.635cm"/>
        <style:text-properties style:font-name="Wingdings"/>
      </text:list-level-style-bullet>
      <text:list-level-style-bullet text:level="7" text:style-name="WW8Num47z3" style:num-suffix="." text:bullet-char="">
        <style:list-level-properties text:space-before="9.525cm" text:min-label-width="0.635cm"/>
        <style:text-properties style:font-name="Symbol"/>
      </text:list-level-style-bullet>
      <text:list-level-style-bullet text:level="8" text:style-name="WW8Num47z0" style:num-suffix="." text:bullet-char="o">
        <style:list-level-properties text:space-before="10.795cm" text:min-label-width="0.635cm"/>
        <style:text-properties style:font-name="Courier New1"/>
      </text:list-level-style-bullet>
      <text:list-level-style-bullet text:level="9" text:style-name="WW8Num4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1"/>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0"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1"/>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0"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1"/>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number text:level="1" style:num-suffix=")" style:num-format="1" text:start-value="3">
        <style:list-level-properties text:min-label-width="0.635cm"/>
      </text:list-level-style-number>
      <text:list-level-style-bullet text:level="2" text:style-name="WW8Num42z1" style:num-suffix="."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164cm" text:min-label-width="0.635cm"/>
        <style:text-properties style:font-name="Symbol"/>
      </text:list-level-style-bullet>
      <text:list-level-style-bullet text:level="2" text:style-name="WW8Num5z1" style:num-suffix="." text:bullet-char="o">
        <style:list-level-properties text:space-before="2.434cm" text:min-label-width="0.635cm"/>
        <style:text-properties style:font-name="Courier New1"/>
      </text:list-level-style-bullet>
      <text:list-level-style-bullet text:level="3" text:style-name="WW8Num5z2" style:num-suffix="." text:bullet-char="">
        <style:list-level-properties text:space-before="3.704cm" text:min-label-width="0.635cm"/>
        <style:text-properties style:font-name="Wingdings"/>
      </text:list-level-style-bullet>
      <text:list-level-style-bullet text:level="4" text:style-name="WW8Num5z0" style:num-suffix="." text:bullet-char="">
        <style:list-level-properties text:space-before="4.974cm" text:min-label-width="0.635cm"/>
        <style:text-properties style:font-name="Symbol"/>
      </text:list-level-style-bullet>
      <text:list-level-style-bullet text:level="5" text:style-name="WW8Num5z1" style:num-suffix="." text:bullet-char="o">
        <style:list-level-properties text:space-before="6.244cm" text:min-label-width="0.635cm"/>
        <style:text-properties style:font-name="Courier New1"/>
      </text:list-level-style-bullet>
      <text:list-level-style-bullet text:level="6" text:style-name="WW8Num5z2" style:num-suffix="." text:bullet-char="">
        <style:list-level-properties text:space-before="7.514cm" text:min-label-width="0.635cm"/>
        <style:text-properties style:font-name="Wingdings"/>
      </text:list-level-style-bullet>
      <text:list-level-style-bullet text:level="7" text:style-name="WW8Num5z0" style:num-suffix="." text:bullet-char="">
        <style:list-level-properties text:space-before="8.784cm" text:min-label-width="0.635cm"/>
        <style:text-properties style:font-name="Symbol"/>
      </text:list-level-style-bullet>
      <text:list-level-style-bullet text:level="8" text:style-name="WW8Num5z1" style:num-suffix="." text:bullet-char="o">
        <style:list-level-properties text:space-before="10.054cm" text:min-label-width="0.635cm"/>
        <style:text-properties style:font-name="Courier New1"/>
      </text:list-level-style-bullet>
      <text:list-level-style-bullet text:level="9" text:style-name="WW8Num5z2" style:num-suffix="." text:bullet-char="">
        <style:list-level-properties text:space-before="11.32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0.953cm" text:min-label-width="0.635cm"/>
        <style:text-properties style:font-name="Symbol"/>
      </text:list-level-style-bullet>
      <text:list-level-style-bullet text:level="2" text:style-name="WW8Num29z1" style:num-suffix="." text:bullet-char="o">
        <style:list-level-properties text:space-before="2.223cm" text:min-label-width="0.635cm"/>
        <style:text-properties style:font-name="Courier New1"/>
      </text:list-level-style-bullet>
      <text:list-level-style-bullet text:level="3" text:style-name="WW8Num29z2" style:num-suffix="." text:bullet-char="">
        <style:list-level-properties text:space-before="3.493cm" text:min-label-width="0.635cm"/>
        <style:text-properties style:font-name="Wingdings"/>
      </text:list-level-style-bullet>
      <text:list-level-style-bullet text:level="4" text:style-name="WW8Num29z0" style:num-suffix="." text:bullet-char="">
        <style:list-level-properties text:space-before="4.763cm" text:min-label-width="0.635cm"/>
        <style:text-properties style:font-name="Symbol"/>
      </text:list-level-style-bullet>
      <text:list-level-style-bullet text:level="5" text:style-name="WW8Num29z1" style:num-suffix="." text:bullet-char="o">
        <style:list-level-properties text:space-before="6.033cm" text:min-label-width="0.635cm"/>
        <style:text-properties style:font-name="Courier New1"/>
      </text:list-level-style-bullet>
      <text:list-level-style-bullet text:level="6" text:style-name="WW8Num29z2" style:num-suffix="." text:bullet-char="">
        <style:list-level-properties text:space-before="7.303cm" text:min-label-width="0.635cm"/>
        <style:text-properties style:font-name="Wingdings"/>
      </text:list-level-style-bullet>
      <text:list-level-style-bullet text:level="7" text:style-name="WW8Num29z0" style:num-suffix="." text:bullet-char="">
        <style:list-level-properties text:space-before="8.573cm" text:min-label-width="0.635cm"/>
        <style:text-properties style:font-name="Symbol"/>
      </text:list-level-style-bullet>
      <text:list-level-style-bullet text:level="8" text:style-name="WW8Num29z1" style:num-suffix="." text:bullet-char="o">
        <style:list-level-properties text:space-before="9.843cm" text:min-label-width="0.635cm"/>
        <style:text-properties style:font-name="Courier New1"/>
      </text:list-level-style-bullet>
      <text:list-level-style-bullet text:level="9" text:style-name="WW8Num29z2" style:num-suffix="." text:bullet-char="">
        <style:list-level-properties text:space-before="11.11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0.635cm" text:min-label-width="0.635cm"/>
        <style:text-properties style:font-name="Symbol"/>
      </text:list-level-style-bullet>
      <text:list-level-style-bullet text:level="2" text:style-name="WW8Num55z1" style:num-suffix="." text:bullet-char="o">
        <style:list-level-properties text:space-before="1.905cm" text:min-label-width="0.635cm"/>
        <style:text-properties style:font-name="Courier New1"/>
      </text:list-level-style-bullet>
      <text:list-level-style-bullet text:level="3" text:style-name="WW8Num55z2" style:num-suffix="." text:bullet-char="">
        <style:list-level-properties text:space-before="3.175cm" text:min-label-width="0.635cm"/>
        <style:text-properties style:font-name="Wingdings"/>
      </text:list-level-style-bullet>
      <text:list-level-style-bullet text:level="4" text:style-name="WW8Num55z0" style:num-suffix="." text:bullet-char="">
        <style:list-level-properties text:space-before="4.445cm" text:min-label-width="0.635cm"/>
        <style:text-properties style:font-name="Symbol"/>
      </text:list-level-style-bullet>
      <text:list-level-style-bullet text:level="5" text:style-name="WW8Num55z1" style:num-suffix="." text:bullet-char="o">
        <style:list-level-properties text:space-before="5.715cm" text:min-label-width="0.635cm"/>
        <style:text-properties style:font-name="Courier New1"/>
      </text:list-level-style-bullet>
      <text:list-level-style-bullet text:level="6" text:style-name="WW8Num55z2" style:num-suffix="." text:bullet-char="">
        <style:list-level-properties text:space-before="6.985cm" text:min-label-width="0.635cm"/>
        <style:text-properties style:font-name="Wingdings"/>
      </text:list-level-style-bullet>
      <text:list-level-style-bullet text:level="7" text:style-name="WW8Num55z0" style:num-suffix="." text:bullet-char="">
        <style:list-level-properties text:space-before="8.255cm" text:min-label-width="0.635cm"/>
        <style:text-properties style:font-name="Symbol"/>
      </text:list-level-style-bullet>
      <text:list-level-style-bullet text:level="8" text:style-name="WW8Num55z1" style:num-suffix="." text:bullet-char="o">
        <style:list-level-properties text:space-before="9.525cm" text:min-label-width="0.635cm"/>
        <style:text-properties style:font-name="Courier New1"/>
      </text:list-level-style-bullet>
      <text:list-level-style-bullet text:level="9" text:style-name="WW8Num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text:start-value="17">
        <style:list-level-properties text:min-label-width="0.76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gt;"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gt;" style:num-format="1" text:start-value="2">
        <style:list-level-properties text:space-before="0.212cm" text:min-label-width="0.635cm"/>
      </text:list-level-style-number>
      <text:list-level-style-number text:level="2" style:num-suffix="." style:num-format="a" style:num-letter-sync="true">
        <style:list-level-properties text:space-before="1.482cm" text:min-label-width="0.635cm"/>
      </text:list-level-style-number>
      <text:list-level-style-number text:level="3" text:style-name="WW8Num6z2" style:num-suffix=")" style:num-format="1" text:start-value="0">
        <style:list-level-properties text:space-before="3.069cm" text:min-label-width="0.635cm"/>
      </text:list-level-style-number>
      <text:list-level-style-number text:level="4" style:num-prefix="(" style:num-suffix=")" style:num-format="1" text:start-value="0">
        <style:list-level-properties text:space-before="4.022cm" text:min-label-width="0.635cm"/>
      </text:list-level-style-number>
      <text:list-level-style-number text:level="5" style:num-suffix="." style:num-format="a" style:num-letter-sync="true">
        <style:list-level-properties text:space-before="5.292cm" text:min-label-width="0.635cm"/>
      </text:list-level-style-number>
      <text:list-level-style-number text:level="6" style:num-suffix="." style:num-format="i">
        <style:list-level-properties text:min-label-width="7.197cm" text:min-label-distance="0.318cm" fo:text-align="end"/>
      </text:list-level-style-number>
      <text:list-level-style-number text:level="7" style:num-suffix="." style:num-format="1">
        <style:list-level-properties text:space-before="7.832cm" text:min-label-width="0.635cm"/>
      </text:list-level-style-number>
      <text:list-level-style-number text:level="8" style:num-suffix="." style:num-format="a" style:num-letter-sync="true">
        <style:list-level-properties text:space-before="9.102cm" text:min-label-width="0.635cm"/>
      </text:list-level-style-number>
      <text:list-level-style-number text:level="9" style:num-suffix="." style:num-format="i">
        <style:list-level-properties text:min-label-width="11.007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style:font-name="Courier New1"/>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1"/>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1"/>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gt;" style:num-format="1">
        <style:list-level-properties text:space-before="0.212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84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847cm" text:min-label-width="0.635cm"/>
        <style:text-properties style:font-name="Symbol"/>
      </text:list-level-style-bullet>
      <text:list-level-style-number text:level="2" style:num-suffix="&gt;" style:num-format="1">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0"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0"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1" text:footnotes-position="page" text:start-numbering-at="document"/>
    <text:notes-configuration text:note-class="endnote" text:default-style-name="Endnote" text:citation-style-name="Endnote_20_Symbol" text:citation-body-style-name="Endnote_20_anchor" text:master-page-name="Endnote" style:num-format="1" text:start-value="1"/>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Open ModelSphere – Plugin-ins Developer Guide<text:tab/><text:chapter text:display="number-and-name" text:outline-level="1">Document History &amp; Contributors</text:chapter><text:tab/><text:page-number text:select-page="current">14</text:page-number></text:p>
      </style:footer>
    </style:master-page>
    <style:master-page style:name="Preface" style:page-layout-name="Mpm2">
      <style:footer>
        <text:p text:style-name="Footer">Open ModelSphere – Plugin-ins Developer Guide<text:tab/><text:chapter text:display="number-and-name" text:outline-level="1"/><text:tab/><text:page-number text:select-page="current">14</text:page-number></text:p>
      </style:footer>
    </style:master-page>
    <style:master-page style:name="HTML" style:page-layout-name="Mpm3"/>
    <style:master-page style:name="First_20_Page" style:display-name="First Page" style:page-layout-name="Mpm4" style:next-style-name="Standard"/>
    <style:master-page style:name="Footnote" style:page-layout-name="Mpm5"/>
    <style:master-page style:name="Endnote" style:page-layout-name="Mpm5"/>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ino Pelletier</meta:initial-creator>
    <meta:creation-date>2009-09-03T12:19:57.01</meta:creation-date>
    <dc:date>2009-09-18T13:30:06.49</dc:date>
    <dc:creator>Gino Pelletier</dc:creator>
    <meta:editing-duration>PT46H07M05S</meta:editing-duration>
    <meta:editing-cycles>138</meta:editing-cycles>
    <meta:generator>OpenOffice.org/3.1$Win32 OpenOffice.org_project/310m11$Build-9399</meta:generator>
    <meta:document-statistic meta:table-count="1" meta:image-count="0" meta:object-count="0" meta:page-count="16" meta:paragraph-count="376" meta:word-count="3031" meta:character-count="22274"/>
  </office:meta>
</office:document-meta>
</file>